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/>
    <style:font-face style:name="IPH Lib Serif" svg:font-family="'IPH Lib Serif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IPH Lib Serif1" svg:font-family="'IPH Lib Serif'" style:font-adornments="Regular" style:font-pitch="variable"/>
    <style:font-face style:name="IPH Lib Serif2" svg:font-family="'IPH Lib Serif'" style:font-adornments="Обычный" style:font-pitch="variable"/>
    <style:font-face style:name="IPH Lib Serif3" svg:font-family="'IPH Lib Serif'" style:font-adornments="Полужирный" style:font-pitch="variable"/>
    <style:font-face style:name="IPH Lib Serif4" svg:font-family="'IPH Lib Serif'" style:font-family-generic="roman" style:font-pitch="variable"/>
    <style:font-face style:name="IPH Lib Serif5" svg:font-family="'IPH Lib Serif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Carlito" style:font-family-generic="swiss" style:font-pitch="variable"/>
    <style:font-face style:name="Calibri1" svg:font-family="Calibri, 'Trebuchet M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Таблица1" style:family="table" style:master-page-name="First_20_Page">
      <style:table-properties style:width="110.01mm" style:rel-width="100%" style:page-number="auto" fo:break-before="page" table:align="center" style:writing-mode="page"/>
    </style:style>
    <style:style style:name="Таблица1.A" style:family="table-column">
      <style:table-column-properties style:column-width="110.01mm" style:rel-column-width="6237*"/>
    </style:style>
    <style:style style:name="Таблица1.1" style:family="table-row">
      <style:table-row-properties style:min-row-height="44.03mm"/>
    </style:style>
    <style:style style:name="Таблица1.A1" style:family="table-cell">
      <style:table-cell-properties fo:padding="0.97mm" fo:border="none"/>
    </style:style>
    <style:style style:name="Таблица1.2" style:family="table-row">
      <style:table-row-properties style:min-row-height="21.93mm"/>
    </style:style>
    <style:style style:name="Таблица1.3" style:family="table-row">
      <style:table-row-properties style:min-row-height="84.1mm"/>
    </style:style>
    <style:style style:name="Таблица1.4" style:family="table-row">
      <style:table-row-properties style:min-row-height="12.84mm"/>
    </style:style>
    <style:style style:name="Таблица3" style:family="table">
      <style:table-properties style:width="110.01mm" style:rel-width="100%" fo:break-before="page" table:align="center" style:writing-mode="page"/>
    </style:style>
    <style:style style:name="Таблица3.A" style:family="table-column">
      <style:table-column-properties style:column-width="13.88mm" style:rel-column-width="787*"/>
    </style:style>
    <style:style style:name="Таблица3.B" style:family="table-column">
      <style:table-column-properties style:column-width="41.26mm" style:rel-column-width="2339*"/>
    </style:style>
    <style:style style:name="Таблица3.C" style:family="table-column">
      <style:table-column-properties style:column-width="48.91mm" style:rel-column-width="2773*"/>
    </style:style>
    <style:style style:name="Таблица3.D" style:family="table-column">
      <style:table-column-properties style:column-width="5.96mm" style:rel-column-width="338*"/>
    </style:style>
    <style:style style:name="Таблица3.A1" style:family="table-cell">
      <style:table-cell-properties fo:padding="0mm" fo:border="none"/>
    </style:style>
    <style:style style:name="Таблица3.2" style:family="table-row">
      <style:table-row-properties style:min-row-height="42.02mm"/>
    </style:style>
    <style:style style:name="Таблица3.3" style:family="table-row">
      <style:table-row-properties style:min-row-height="83.91mm"/>
    </style:style>
    <style:style style:name="Таблица3.4" style:family="table-row">
      <style:table-row-properties style:min-row-height="27.98mm"/>
    </style:style>
    <style:style style:name="P1" style:family="paragraph" style:parent-style-name="Footer">
      <style:text-properties fo:font-size="10pt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Standard" style:master-page-name="">
      <loext:graphic-properties draw:fill="none"/>
      <style:paragraph-properties fo:margin-left="0mm" fo:margin-right="0mm" fo:margin-top="0mm" fo:margin-bottom="0mm" loext:contextual-spacing="false" fo:line-height="3.88mm" fo:text-align="justify" style:justify-single-word="false" fo:text-indent="0mm" style:auto-text-indent="false" style:page-number="auto" fo:background-color="transparent" style:writing-mode="page"/>
      <style:text-properties officeooo:paragraph-rsid="01222ec5"/>
    </style:style>
    <style:style style:name="P5" style:family="paragraph" style:parent-style-name="Standard" style:master-page-name="">
      <loext:graphic-properties draw:fill="none"/>
      <style:paragraph-properties fo:margin-left="0mm" fo:margin-right="0mm" fo:margin-top="0mm" fo:margin-bottom="0mm" loext:contextual-spacing="false" fo:line-height="3.88mm" fo:text-align="justify" style:justify-single-word="false" fo:text-indent="0mm" style:auto-text-indent="false" style:page-number="auto" fo:background-color="transparent" style:writing-mode="page"/>
      <style:text-properties fo:letter-spacing="-0.05mm" officeooo:paragraph-rsid="015c242a" fo:background-color="transparent" style:text-scale="98%"/>
    </style:style>
    <style:style style:name="P6" style:family="paragraph" style:parent-style-name="Standard">
      <style:paragraph-properties fo:margin-left="0mm" fo:margin-right="0mm" fo:line-height="3.88mm" fo:text-align="justify" style:justify-single-word="false" fo:orphans="2" fo:widows="2" fo:text-indent="0mm" style:auto-text-indent="false"/>
      <style:text-properties fo:font-size="10pt" officeooo:paragraph-rsid="0173beb8" style:font-size-asian="10pt" style:font-size-complex="10pt"/>
    </style:style>
    <style:style style:name="P7" style:family="paragraph" style:parent-style-name="Standard">
      <style:paragraph-properties fo:line-height="150%" fo:text-align="center" style:justify-single-word="false"/>
      <style:text-properties fo:font-size="10pt" officeooo:paragraph-rsid="01722e3e" style:font-size-asian="10pt" style:font-size-complex="11pt"/>
    </style:style>
    <style:style style:name="P8" style:family="paragraph" style:parent-style-name="Standard">
      <style:text-properties fo:font-size="8pt" style:font-size-asian="8pt" style:font-size-complex="8pt"/>
    </style:style>
    <style:style style:name="P9" style:family="paragraph" style:parent-style-name="Standard">
      <style:paragraph-properties fo:line-height="3.88mm"/>
      <style:text-properties fo:font-size="8pt" style:font-size-asian="8pt" style:font-size-complex="8pt"/>
    </style:style>
    <style:style style:name="P10" style:family="paragraph" style:parent-style-name="Standard">
      <style:paragraph-properties fo:margin-top="0mm" fo:margin-bottom="3.53mm" loext:contextual-spacing="false" fo:text-align="center" style:justify-single-word="false" fo:orphans="2" fo:widows="2"/>
      <style:text-properties fo:font-size="11pt" officeooo:paragraph-rsid="01199fd0" style:font-size-asian="11pt"/>
    </style:style>
    <style:style style:name="P11" style:family="paragraph" style:parent-style-name="Standard">
      <style:paragraph-properties fo:line-height="100%" fo:text-align="start" style:justify-single-word="false" style:writing-mode="page"/>
      <style:text-properties officeooo:paragraph-rsid="011015c3"/>
    </style:style>
    <style:style style:name="P12" style:family="paragraph" style:parent-style-name="Contents_20_3">
      <style:paragraph-properties>
        <style:tab-stops>
          <style:tab-stop style:position="110.01m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10.01mm" style:type="right" style:leader-style="dotted" style:leader-text="."/>
        </style:tab-stops>
      </style:paragraph-properties>
      <style:text-properties officeooo:paragraph-rsid="01fb7abd"/>
    </style:style>
    <style:style style:name="P14" style:family="paragraph" style:parent-style-name="Contents_20_3">
      <style:paragraph-properties>
        <style:tab-stops>
          <style:tab-stop style:position="110.01mm" style:type="right" style:leader-style="dotted" style:leader-text="."/>
        </style:tab-stops>
      </style:paragraph-properties>
      <style:text-properties officeooo:paragraph-rsid="01fc9f1d"/>
    </style:style>
    <style:style style:name="P15" style:family="paragraph" style:parent-style-name="Contents_20_3">
      <style:paragraph-properties>
        <style:tab-stops>
          <style:tab-stop style:position="110.01mm" style:type="right" style:leader-style="dotted" style:leader-text="."/>
        </style:tab-stops>
      </style:paragraph-properties>
      <style:text-properties officeooo:paragraph-rsid="02012f50"/>
    </style:style>
    <style:style style:name="P16" style:family="paragraph" style:parent-style-name="Standard">
      <style:paragraph-properties fo:text-align="center" style:justify-single-word="false" fo:break-before="page"/>
      <style:text-properties fo:font-size="10pt" fo:font-weight="bold" officeooo:rsid="01372d1b" officeooo:paragraph-rsid="01372d1b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11.99mm" fo:margin-bottom="1.5mm" loext:contextual-spacing="false" fo:line-height="3.88mm" fo:text-align="center" style:justify-single-word="false" style:writing-mode="page"/>
      <style:text-properties fo:font-size="9pt" fo:font-weight="bold" officeooo:paragraph-rsid="0127d72f" style:font-size-asian="9pt" style:font-weight-asian="bold" style:font-weight-complex="bold"/>
    </style:style>
    <style:style style:name="P18" style:family="paragraph" style:parent-style-name="Contents_20_2">
      <style:paragraph-properties>
        <style:tab-stops>
          <style:tab-stop style:position="110.01m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10.01mm" style:type="right" style:leader-style="dotted" style:leader-text="."/>
        </style:tab-stops>
      </style:paragraph-properties>
      <style:text-properties officeooo:paragraph-rsid="02012f50"/>
    </style:style>
    <style:style style:name="P20" style:family="paragraph" style:parent-style-name="Contents_20_2">
      <style:paragraph-properties>
        <style:tab-stops>
          <style:tab-stop style:position="110.01mm" style:type="right" style:leader-style="dotted" style:leader-text="."/>
        </style:tab-stops>
      </style:paragraph-properties>
      <style:text-properties officeooo:paragraph-rsid="02031dfd"/>
    </style:style>
    <style:style style:name="P21" style:family="paragraph" style:parent-style-name="Contents_20_2">
      <style:paragraph-properties>
        <style:tab-stops>
          <style:tab-stop style:position="110.01mm" style:type="right" style:leader-style="dotted" style:leader-text="."/>
        </style:tab-stops>
      </style:paragraph-properties>
      <style:text-properties officeooo:paragraph-rsid="0206860a"/>
    </style:style>
    <style:style style:name="P22" style:family="paragraph" style:parent-style-name="Contents_20_1">
      <style:paragraph-properties fo:margin-top="0mm" fo:margin-bottom="0mm" loext:contextual-spacing="false">
        <style:tab-stops>
          <style:tab-stop style:position="110.01mm" style:type="right" style:leader-style="dotted" style:leader-text="."/>
        </style:tab-stops>
      </style:paragraph-properties>
      <style:text-properties officeooo:paragraph-rsid="0206860a"/>
    </style:style>
    <style:style style:name="P23" style:family="paragraph" style:parent-style-name="Contents_20_2">
      <style:paragraph-properties fo:margin-top="0mm" fo:margin-bottom="0mm" loext:contextual-spacing="false">
        <style:tab-stops>
          <style:tab-stop style:position="110.01m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 fo:margin-top="0mm" fo:margin-bottom="0mm" loext:contextual-spacing="false">
        <style:tab-stops>
          <style:tab-stop style:position="110.01mm" style:type="right" style:leader-style="dotted" style:leader-text="."/>
        </style:tab-stops>
      </style:paragraph-properties>
      <style:text-properties officeooo:paragraph-rsid="02012f50"/>
    </style:style>
    <style:style style:name="P25" style:family="paragraph" style:parent-style-name="Contents_20_2">
      <style:paragraph-properties fo:margin-top="0mm" fo:margin-bottom="0mm" loext:contextual-spacing="false">
        <style:tab-stops>
          <style:tab-stop style:position="110.01mm" style:type="right" style:leader-style="dotted" style:leader-text="."/>
        </style:tab-stops>
      </style:paragraph-properties>
      <style:text-properties officeooo:paragraph-rsid="02031dfd"/>
    </style:style>
    <style:style style:name="P26" style:family="paragraph" style:parent-style-name="Contents_20_2">
      <style:paragraph-properties fo:margin-top="0mm" fo:margin-bottom="0mm" loext:contextual-spacing="false">
        <style:tab-stops>
          <style:tab-stop style:position="110.01mm" style:type="right" style:leader-style="dotted" style:leader-text="."/>
        </style:tab-stops>
      </style:paragraph-properties>
      <style:text-properties officeooo:paragraph-rsid="0205eac6"/>
    </style:style>
    <style:style style:name="P27" style:family="paragraph" style:parent-style-name="Contents_20_2">
      <style:paragraph-properties fo:margin-top="0mm" fo:margin-bottom="0mm" loext:contextual-spacing="false">
        <style:tab-stops>
          <style:tab-stop style:position="110.01mm" style:type="right" style:leader-style="dotted" style:leader-text="."/>
        </style:tab-stops>
      </style:paragraph-properties>
      <style:text-properties officeooo:paragraph-rsid="0206860a"/>
    </style:style>
    <style:style style:name="P28" style:family="paragraph" style:parent-style-name="Contents_20_2">
      <style:paragraph-properties fo:margin-top="1.99mm" fo:margin-bottom="1.99mm" loext:contextual-spacing="false">
        <style:tab-stops>
          <style:tab-stop style:position="110.01m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 fo:margin-top="1.99mm" fo:margin-bottom="1.99mm" loext:contextual-spacing="false">
        <style:tab-stops>
          <style:tab-stop style:position="110.01mm" style:type="right" style:leader-style="dotted" style:leader-text="."/>
        </style:tab-stops>
      </style:paragraph-properties>
      <style:text-properties officeooo:paragraph-rsid="0205eac6"/>
    </style:style>
    <style:style style:name="P30" style:family="paragraph" style:parent-style-name="Contents_20_1" style:master-page-name="">
      <style:paragraph-properties fo:margin-top="1.99mm" fo:margin-bottom="1.99mm" loext:contextual-spacing="false" style:page-number="auto">
        <style:tab-stops>
          <style:tab-stop style:position="110.01mm" style:type="right" style:leader-style="dotted" style:leader-text="."/>
        </style:tab-stops>
      </style:paragraph-properties>
    </style:style>
    <style:style style:name="P31" style:family="paragraph" style:parent-style-name="Contents_20_1">
      <style:paragraph-properties fo:margin-top="1.99mm" fo:margin-bottom="1.99mm" loext:contextual-spacing="false">
        <style:tab-stops>
          <style:tab-stop style:position="110.01mm" style:type="right" style:leader-style="dotted" style:leader-text="."/>
        </style:tab-stops>
      </style:paragraph-properties>
    </style:style>
    <style:style style:name="P32" style:family="paragraph" style:parent-style-name="Contents_20_1">
      <style:paragraph-properties fo:margin-top="1.99mm" fo:margin-bottom="1.99mm" loext:contextual-spacing="false">
        <style:tab-stops>
          <style:tab-stop style:position="110.01mm" style:type="right" style:leader-style="dotted" style:leader-text="."/>
        </style:tab-stops>
      </style:paragraph-properties>
      <style:text-properties officeooo:paragraph-rsid="01fe1c32"/>
    </style:style>
    <style:style style:name="P33" style:family="paragraph" style:parent-style-name="Contents_20_1">
      <style:paragraph-properties fo:margin-top="1.99mm" fo:margin-bottom="1.99mm" loext:contextual-spacing="false">
        <style:tab-stops>
          <style:tab-stop style:position="110.01mm" style:type="right" style:leader-style="dotted" style:leader-text="."/>
        </style:tab-stops>
      </style:paragraph-properties>
      <style:text-properties officeooo:paragraph-rsid="02031dfd"/>
    </style:style>
    <style:style style:name="P34" style:family="paragraph" style:parent-style-name="Contents_20_1">
      <style:paragraph-properties fo:margin-top="1.99mm" fo:margin-bottom="1.99mm" loext:contextual-spacing="false">
        <style:tab-stops>
          <style:tab-stop style:position="110.01mm" style:type="right" style:leader-style="dotted" style:leader-text="."/>
        </style:tab-stops>
      </style:paragraph-properties>
      <style:text-properties officeooo:paragraph-rsid="0205eac6"/>
    </style:style>
    <style:style style:name="P35" style:family="paragraph" style:parent-style-name="Contents_20_1">
      <style:paragraph-properties fo:margin-top="1.99mm" fo:margin-bottom="1.99mm" loext:contextual-spacing="false">
        <style:tab-stops>
          <style:tab-stop style:position="110.01mm" style:type="right" style:leader-style="dotted" style:leader-text="."/>
        </style:tab-stops>
      </style:paragraph-properties>
      <style:text-properties fo:language="en" fo:country="US" officeooo:paragraph-rsid="01fe1c32"/>
    </style:style>
    <style:style style:name="P36" style:family="paragraph" style:parent-style-name="Contents_20_3">
      <style:paragraph-properties fo:margin-left="9.81mm" fo:margin-right="0mm" fo:text-indent="0mm" style:auto-text-indent="false">
        <style:tab-stops>
          <style:tab-stop style:position="110.01mm" style:type="right" style:leader-style="dotted" style:leader-text="."/>
        </style:tab-stops>
      </style:paragraph-properties>
      <style:text-properties officeooo:paragraph-rsid="01fb7abd"/>
    </style:style>
    <style:style style:name="P37" style:family="paragraph" style:parent-style-name="Contents_20_3">
      <style:paragraph-properties fo:margin-left="9.81mm" fo:margin-right="0mm" fo:text-indent="0mm" style:auto-text-indent="false">
        <style:tab-stops>
          <style:tab-stop style:position="110.01mm" style:type="right" style:leader-style="dotted" style:leader-text="."/>
        </style:tab-stops>
      </style:paragraph-properties>
      <style:text-properties officeooo:paragraph-rsid="02012f50"/>
    </style:style>
    <style:style style:name="P38" style:family="paragraph" style:parent-style-name="Contents_20_3">
      <style:paragraph-properties fo:margin-left="9.81mm" fo:margin-right="0mm" fo:margin-top="0mm" fo:margin-bottom="1.99mm" loext:contextual-spacing="false" fo:text-indent="0mm" style:auto-text-indent="false">
        <style:tab-stops>
          <style:tab-stop style:position="110.01mm" style:type="right" style:leader-style="dotted" style:leader-text="."/>
        </style:tab-stops>
      </style:paragraph-properties>
      <style:text-properties officeooo:paragraph-rsid="01fc9f1d"/>
    </style:style>
    <style:style style:name="P39" style:family="paragraph" style:parent-style-name="Contents_20_3">
      <style:paragraph-properties fo:margin-top="0mm" fo:margin-bottom="1.99mm" loext:contextual-spacing="false">
        <style:tab-stops>
          <style:tab-stop style:position="110.01mm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 fo:margin-top="0mm" fo:margin-bottom="1.99mm" loext:contextual-spacing="false">
        <style:tab-stops>
          <style:tab-stop style:position="110.01mm" style:type="right" style:leader-style="dotted" style:leader-text="."/>
        </style:tab-stops>
      </style:paragraph-properties>
      <style:text-properties officeooo:paragraph-rsid="02012f50"/>
    </style:style>
    <style:style style:name="P41" style:family="paragraph" style:parent-style-name="Contents_20_2">
      <style:paragraph-properties fo:margin-top="0mm" fo:margin-bottom="1.99mm" loext:contextual-spacing="false">
        <style:tab-stops>
          <style:tab-stop style:position="110.01m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 fo:margin-top="0mm" fo:margin-bottom="1.99mm" loext:contextual-spacing="false">
        <style:tab-stops>
          <style:tab-stop style:position="110.01mm" style:type="right" style:leader-style="dotted" style:leader-text="."/>
        </style:tab-stops>
      </style:paragraph-properties>
      <style:text-properties officeooo:paragraph-rsid="0206860a"/>
    </style:style>
    <style:style style:name="P43" style:family="paragraph" style:parent-style-name="Contents_20_3">
      <style:paragraph-properties fo:margin-top="0mm" fo:margin-bottom="10mm" loext:contextual-spacing="false">
        <style:tab-stops>
          <style:tab-stop style:position="110.01mm" style:type="right" style:leader-style="dotted" style:leader-text="."/>
        </style:tab-stops>
      </style:paragraph-properties>
    </style:style>
    <style:style style:name="P44" style:family="paragraph" style:parent-style-name="Contents_20_1">
      <style:paragraph-properties fo:margin-top="1.99mm" fo:margin-bottom="0mm" loext:contextual-spacing="false">
        <style:tab-stops>
          <style:tab-stop style:position="110.01mm" style:type="right" style:leader-style="dotted" style:leader-text="."/>
        </style:tab-stops>
      </style:paragraph-properties>
    </style:style>
    <style:style style:name="P45" style:family="paragraph" style:parent-style-name="Contents_20_1">
      <style:paragraph-properties fo:margin-top="1.99mm" fo:margin-bottom="0mm" loext:contextual-spacing="false" fo:text-align="center" style:justify-single-word="false">
        <style:tab-stops>
          <style:tab-stop style:position="110.01mm" style:type="right" style:leader-style="dotted" style:leader-text="."/>
        </style:tab-stops>
      </style:paragraph-properties>
      <style:text-properties officeooo:paragraph-rsid="0206860a"/>
    </style:style>
    <style:style style:name="P46" style:family="paragraph" style:parent-style-name="Contents_20_2">
      <style:paragraph-properties fo:margin-top="1.99mm" fo:margin-bottom="0mm" loext:contextual-spacing="false">
        <style:tab-stops>
          <style:tab-stop style:position="110.01mm" style:type="right" style:leader-style="dotted" style:leader-text="."/>
        </style:tab-stops>
      </style:paragraph-properties>
      <style:text-properties officeooo:paragraph-rsid="020473f2"/>
    </style:style>
    <style:style style:name="P47" style:family="paragraph" style:parent-style-name="Standard">
      <style:paragraph-properties fo:margin-top="2.5mm" fo:margin-bottom="0mm" loext:contextual-spacing="false" fo:line-height="100%"/>
      <style:text-properties fo:font-weight="bold" style:font-weight-asian="bold" style:font-weight-complex="bold"/>
    </style:style>
    <style:style style:name="P48" style:family="paragraph" style:parent-style-name="Standard">
      <style:paragraph-properties fo:margin-top="2.5mm" fo:margin-bottom="0mm" loext:contextual-spacing="false" fo:line-height="3.88mm"/>
      <style:text-properties fo:font-size="8pt" style:font-size-asian="8pt" style:font-size-complex="8pt"/>
    </style:style>
    <style:style style:name="P49" style:family="paragraph" style:parent-style-name="Standard">
      <style:paragraph-properties fo:margin-top="2.5mm" fo:margin-bottom="0mm" loext:contextual-spacing="false" fo:line-height="3.88mm"/>
      <style:text-properties fo:font-size="8pt" officeooo:paragraph-rsid="017954dc" style:font-size-asian="8pt" style:font-size-complex="8pt"/>
    </style:style>
    <style:style style:name="P50" style:family="paragraph" style:parent-style-name="Standard">
      <style:paragraph-properties fo:margin-top="10mm" fo:margin-bottom="0mm" loext:contextual-spacing="false" fo:line-height="3.88mm"/>
      <style:text-properties fo:font-size="8pt" officeooo:paragraph-rsid="02184686" style:font-size-asian="8pt" style:font-size-complex="8pt"/>
    </style:style>
    <style:style style:name="P51" style:family="paragraph" style:parent-style-name="Standard">
      <style:paragraph-properties fo:margin-top="10mm" fo:margin-bottom="0mm" loext:contextual-spacing="false" fo:line-height="3.88mm"/>
      <style:text-properties fo:font-size="9pt" officeooo:paragraph-rsid="0179b945" style:font-size-asian="9pt" style:font-size-complex="9pt"/>
    </style:style>
    <style:style style:name="P52" style:family="paragraph" style:parent-style-name="Standard" style:master-page-name="">
      <style:paragraph-properties fo:text-align="center" style:justify-single-word="false" style:page-number="auto"/>
      <style:text-properties fo:font-size="10pt" fo:font-weight="bold" officeooo:rsid="012cdd0b" officeooo:paragraph-rsid="012cdd0b" style:font-size-asian="10pt" style:font-weight-asian="bold" style:font-size-complex="10pt" style:font-weight-complex="bold"/>
    </style:style>
    <style:style style:name="P53" style:family="paragraph" style:parent-style-name="Standard" style:master-page-name="First_20_Page">
      <style:paragraph-properties fo:line-height="100%" fo:text-align="center" style:justify-single-word="false" style:page-number="auto"/>
      <style:text-properties fo:font-size="10pt" officeooo:paragraph-rsid="01722e3e" style:font-size-asian="10pt" style:font-size-complex="11pt"/>
    </style:style>
    <style:style style:name="P54" style:family="paragraph" style:parent-style-name="Standard" style:master-page-name="Страница_20_издания">
      <style:paragraph-properties style:page-number="auto"/>
    </style:style>
    <style:style style:name="P55" style:family="paragraph" style:parent-style-name="Standard" style:master-page-name="Задний_20_форзац">
      <style:paragraph-properties fo:margin-top="0mm" fo:margin-bottom="0mm" loext:contextual-spacing="false" fo:line-height="3.88mm" fo:orphans="2" fo:widows="2" style:page-number="auto" fo:break-before="page"/>
      <style:text-properties fo:font-size="9pt" officeooo:paragraph-rsid="0179543b" style:font-size-asian="9pt" style:font-size-complex="9pt"/>
    </style:style>
    <style:style style:name="P56" style:family="paragraph" style:parent-style-name="Standard">
      <loext:graphic-properties draw:fill="none" draw:fill-image-width="0mm" draw:fill-image-height="0mm"/>
      <style:paragraph-properties fo:margin-left="0mm" fo:margin-right="0mm" fo:margin-top="0mm" fo:margin-bottom="3.53mm" loext:contextual-spacing="false" fo:line-height="100%" fo:text-align="center" style:justify-single-word="false" fo:orphans="2" fo:widows="2" fo:text-indent="0mm" style:auto-text-indent="false" fo:background-color="transparent" style:writing-mode="page"/>
      <style:text-properties style:font-name="IPH Lib Serif4" fo:font-size="13pt" fo:font-weight="bold" officeooo:rsid="016d5c4a" officeooo:paragraph-rsid="01845c3a" style:font-size-asian="13pt" style:font-weight-asian="bold" style:font-name-complex="Liberation Serif" style:font-size-complex="13pt"/>
    </style:style>
    <style:style style:name="P57" style:family="paragraph" style:parent-style-name="Standard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100%" fo:text-align="center" style:justify-single-word="false" fo:orphans="2" fo:widows="2" fo:text-indent="0mm" style:auto-text-indent="false" fo:background-color="transparent" style:writing-mode="page"/>
      <style:text-properties fo:text-transform="uppercase" style:font-name="IPH Lib Serif4" fo:font-size="13pt" fo:font-weight="bold" officeooo:rsid="016d5c4a" officeooo:paragraph-rsid="01722e3e" style:font-size-asian="13pt" style:font-weight-asian="bold" style:font-name-complex="Liberation Serif" style:font-size-complex="13pt" style:font-weight-complex="bold"/>
    </style:style>
    <style:style style:name="P58" style:family="paragraph" style:parent-style-name="Standard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5.29mm" fo:text-align="center" style:justify-single-word="false" fo:orphans="2" fo:widows="2" fo:text-indent="0mm" style:auto-text-indent="false" fo:background-color="transparent" style:writing-mode="page"/>
      <style:text-properties style:font-name="IPH Lib Serif4" fo:font-size="9pt" officeooo:paragraph-rsid="01199fd0" style:font-size-asian="9pt" style:font-name-complex="Liberation Serif"/>
    </style:style>
    <style:style style:name="P59" style:family="paragraph" style:parent-style-name="Standard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100%" fo:text-align="center" style:justify-single-word="false" fo:orphans="2" fo:widows="2" fo:text-indent="0mm" style:auto-text-indent="false" fo:background-color="transparent" style:writing-mode="page"/>
      <style:text-properties style:font-name="IPH Lib Serif4" fo:font-size="9pt" officeooo:paragraph-rsid="01199fd0" style:font-size-asian="9pt" style:font-name-complex="Liberation Serif"/>
    </style:style>
    <style:style style:name="P60" style:family="paragraph" style:parent-style-name="Standard" style:master-page-name="">
      <loext:graphic-properties draw:fill="none"/>
      <style:paragraph-properties fo:margin-left="0mm" fo:margin-right="0mm" fo:line-height="3.53mm" fo:text-align="center" style:justify-single-word="false" fo:text-indent="0mm" style:auto-text-indent="false" style:page-number="auto" fo:background-color="transparent" style:shadow="none" style:snap-to-layout-grid="false" style:writing-mode="page"/>
      <style:text-properties style:font-name="IPH Lib Serif4" fo:font-size="9pt" fo:font-style="italic" officeooo:paragraph-rsid="01737fe4" style:font-size-asian="9pt" style:font-style-asian="italic" style:font-name-complex="Liberation Serif"/>
    </style:style>
    <style:style style:name="P61" style:family="paragraph" style:parent-style-name="Standard">
      <loext:graphic-properties draw:fill="none"/>
      <style:paragraph-properties fo:margin-left="0mm" fo:margin-right="0mm" fo:line-height="3.53mm" fo:text-align="center" style:justify-single-word="false" fo:text-indent="0mm" style:auto-text-indent="false" fo:background-color="transparent" style:shadow="none" style:snap-to-layout-grid="false" style:writing-mode="page"/>
      <style:text-properties style:font-name="IPH Lib Serif4" fo:font-size="9pt" fo:font-style="italic" officeooo:paragraph-rsid="01737fe4" style:font-size-asian="9pt" style:font-style-asian="italic" style:font-name-complex="Liberation Serif" style:font-size-complex="10pt"/>
    </style:style>
    <style:style style:name="P62" style:family="paragraph" style:parent-style-name="Standard">
      <style:paragraph-properties fo:margin-left="0mm" fo:margin-right="0mm" fo:line-height="100%" fo:text-indent="0mm" style:auto-text-indent="false" style:writing-mode="page">
        <style:tab-stops>
          <style:tab-stop style:position="82.13mm"/>
        </style:tab-stops>
      </style:paragraph-properties>
      <style:text-properties style:text-position="0% 100%" style:font-name="IPH Lib Serif4" fo:font-size="10pt" officeooo:paragraph-rsid="0123ce2a" style:font-size-asian="10pt" style:font-name-complex="Liberation Serif" style:font-size-complex="10pt"/>
    </style:style>
    <style:style style:name="P63" style:family="paragraph" style:parent-style-name="Standard" style:master-page-name="Standard">
      <style:paragraph-properties fo:line-height="100%" fo:text-align="start" style:justify-single-word="false" fo:orphans="2" fo:widows="2" style:page-number="auto" style:writing-mode="page"/>
      <style:text-properties style:font-name="IPH Lib Serif4" fo:font-size="10pt" officeooo:paragraph-rsid="01737fe4" style:font-size-asian="10pt" style:font-name-complex="Liberation Serif" style:font-size-complex="10pt"/>
    </style:style>
    <style:style style:name="P64" style:family="paragraph" style:parent-style-name="Standard">
      <style:paragraph-properties fo:line-height="100%" fo:orphans="2" fo:widows="2" style:writing-mode="page"/>
      <style:text-properties style:font-name="IPH Lib Serif4" fo:font-size="10pt" officeooo:paragraph-rsid="01737fe4" style:font-size-asian="10pt" style:font-name-complex="Liberation Serif" style:font-size-complex="10pt"/>
    </style:style>
    <style:style style:name="P65" style:family="paragraph" style:parent-style-name="Standard">
      <style:paragraph-properties fo:line-height="3.88mm" fo:text-align="start" style:justify-single-word="false" fo:orphans="2" fo:widows="2" style:writing-mode="page">
        <style:tab-stops>
          <style:tab-stop style:position="5.08mm"/>
        </style:tab-stops>
      </style:paragraph-properties>
      <style:text-properties style:font-name="IPH Lib Serif4" fo:font-size="10pt" officeooo:paragraph-rsid="01737fe4" style:font-size-asian="10pt" style:font-name-complex="Liberation Serif" style:font-size-complex="10pt"/>
    </style:style>
    <style:style style:name="P66" style:family="paragraph" style:parent-style-name="Standard">
      <loext:graphic-properties draw:fill="none"/>
      <style:paragraph-properties fo:margin-left="0mm" fo:margin-right="0mm" fo:margin-top="4mm" fo:margin-bottom="0mm" loext:contextual-spacing="false" fo:line-height="3.53mm" fo:text-align="justify" style:justify-single-word="false" fo:hyphenation-ladder-count="no-limit" fo:text-indent="4.99mm" style:auto-text-indent="false" fo:background-color="transparent" style:writing-mode="page"/>
      <style:text-properties style:font-name="IPH Lib Serif4" fo:font-size="9pt" officeooo:paragraph-rsid="0173beb8" style:font-size-asian="9pt" style:font-name-complex="Liberation Serif" style:font-size-complex="9pt" fo:hyphenate="true" fo:hyphenation-remain-char-count="2" fo:hyphenation-push-char-count="2"/>
    </style:style>
    <style:style style:name="P67" style:family="paragraph" style:parent-style-name="Standard">
      <loext:graphic-properties draw:fill="none"/>
      <style:paragraph-properties fo:margin-left="0mm" fo:margin-right="0mm" fo:line-height="3.88mm" fo:text-align="start" style:justify-single-word="false" fo:orphans="2" fo:widows="2" fo:text-indent="7mm" style:auto-text-indent="false" fo:background-color="transparent" style:writing-mode="page">
        <style:tab-stops>
          <style:tab-stop style:position="82.13mm"/>
        </style:tab-stops>
      </style:paragraph-properties>
      <style:text-properties style:text-position="0% 100%" style:font-name="IPH Lib Serif4" fo:font-size="10pt" officeooo:paragraph-rsid="0173beb8" style:font-size-asian="10pt" style:font-name-complex="Liberation Serif" style:font-size-complex="10pt"/>
    </style:style>
    <style:style style:name="P68" style:family="paragraph" style:parent-style-name="Standard">
      <style:paragraph-properties fo:margin-top="4.99mm" fo:margin-bottom="0mm" loext:contextual-spacing="false" fo:line-height="8.47mm" fo:orphans="2" fo:widows="2"/>
      <style:text-properties fo:text-transform="uppercase" style:font-name="IPH Lib Serif4" fo:font-size="11pt" fo:font-weight="bold" officeooo:rsid="016d5c4a" officeooo:paragraph-rsid="0179543b" style:font-size-asian="11pt" style:font-weight-asian="bold" style:font-name-complex="Liberation Serif" style:font-size-complex="11pt"/>
    </style:style>
    <style:style style:name="P69" style:family="paragraph" style:parent-style-name="Standard">
      <style:paragraph-properties fo:margin-top="10mm" fo:margin-bottom="0mm" loext:contextual-spacing="false" fo:line-height="3.88mm"/>
      <style:text-properties style:font-name="IPH Lib Serif4" fo:font-size="8pt" fo:font-style="italic" officeooo:paragraph-rsid="02184686" style:font-size-asian="8pt" style:font-style-asian="italic" style:font-name-complex="Liberation Serif" style:font-size-complex="8pt"/>
    </style:style>
    <style:style style:name="P70" style:family="paragraph" style:parent-style-name="Standard">
      <style:paragraph-properties fo:margin-top="10mm" fo:margin-bottom="0mm" loext:contextual-spacing="false" fo:line-height="3.88mm"/>
      <style:text-properties style:font-name="IPH Lib Serif4" fo:font-size="8pt" style:font-size-asian="8pt" style:font-name-complex="Liberation Serif" style:font-size-complex="8pt"/>
    </style:style>
    <style:style style:name="P71" style:family="paragraph" style:parent-style-name="Standard">
      <style:paragraph-properties fo:margin-top="2.5mm" fo:margin-bottom="0mm" loext:contextual-spacing="false" fo:line-height="100%"/>
      <style:text-properties style:font-name="IPH Lib Serif4" fo:font-size="8pt" style:font-size-asian="8pt" style:font-name-complex="Liberation Serif" style:font-size-complex="8pt"/>
    </style:style>
    <style:style style:name="P72" style:family="paragraph" style:parent-style-name="Contents_20_1">
      <style:paragraph-properties fo:margin-top="0mm" fo:margin-bottom="0mm" loext:contextual-spacing="false">
        <style:tab-stops>
          <style:tab-stop style:position="110.01mm" style:type="right" style:leader-style="dotted" style:leader-text="."/>
        </style:tab-stops>
      </style:paragraph-properties>
      <style:text-properties fo:font-variant="normal" fo:text-transform="none" fo:font-weight="normal" style:font-weight-asian="normal" style:font-weight-complex="normal"/>
    </style:style>
    <style:style style:name="P73" style:family="paragraph" style:parent-style-name="Contents_20_1">
      <style:paragraph-properties fo:margin-top="0mm" fo:margin-bottom="2.8mm" loext:contextual-spacing="false">
        <style:tab-stops>
          <style:tab-stop style:position="110.01mm" style:type="right" style:leader-style="dotted" style:leader-text="."/>
        </style:tab-stops>
      </style:paragraph-properties>
      <style:text-properties fo:font-variant="normal" fo:text-transform="none" fo:language="en" fo:country="US" fo:font-weight="normal"/>
    </style:style>
    <style:style style:name="P74" style:family="paragraph" style:parent-style-name="Contents_20_3">
      <style:paragraph-properties fo:text-align="justify" style:justify-single-word="false">
        <style:tab-stops>
          <style:tab-stop style:position="110.01mm" style:type="right" style:leader-style="dotted" style:leader-text="."/>
        </style:tab-stops>
      </style:paragraph-properties>
      <style:text-properties fo:language="en" fo:country="US" officeooo:paragraph-rsid="02012f50"/>
    </style:style>
    <style:style style:name="P75" style:family="paragraph" style:parent-style-name="Contents_20_3">
      <style:paragraph-properties>
        <style:tab-stops>
          <style:tab-stop style:position="110.01mm" style:type="right" style:leader-style="dotted" style:leader-text="."/>
        </style:tab-stops>
      </style:paragraph-properties>
      <style:text-properties fo:language="en" fo:country="US" officeooo:paragraph-rsid="02012f50"/>
    </style:style>
    <style:style style:name="P76" style:family="paragraph" style:parent-style-name="Contents_20_3">
      <style:paragraph-properties>
        <style:tab-stops>
          <style:tab-stop style:position="110.01mm" style:type="right" style:leader-style="dotted" style:leader-text="."/>
        </style:tab-stops>
      </style:paragraph-properties>
      <style:text-properties fo:language="en" fo:country="US" officeooo:paragraph-rsid="02031dfd"/>
    </style:style>
    <style:style style:name="P77" style:family="paragraph" style:parent-style-name="Contents_20_3">
      <style:paragraph-properties>
        <style:tab-stops>
          <style:tab-stop style:position="110.01mm" style:type="right" style:leader-style="dotted" style:leader-text="."/>
        </style:tab-stops>
      </style:paragraph-properties>
      <style:text-properties fo:language="en" fo:country="US" officeooo:paragraph-rsid="020473f2"/>
    </style:style>
    <style:style style:name="P78" style:family="paragraph" style:parent-style-name="Contents_20_3">
      <style:paragraph-properties>
        <style:tab-stops>
          <style:tab-stop style:position="110.01mm" style:type="right" style:leader-style="dotted" style:leader-text="."/>
        </style:tab-stops>
      </style:paragraph-properties>
      <style:text-properties fo:language="en" fo:country="US" officeooo:paragraph-rsid="0205eac6"/>
    </style:style>
    <style:style style:name="P79" style:family="paragraph" style:parent-style-name="Contents_20_3">
      <style:paragraph-properties>
        <style:tab-stops>
          <style:tab-stop style:position="110.01mm" style:type="right" style:leader-style="dotted" style:leader-text="."/>
        </style:tab-stops>
      </style:paragraph-properties>
      <style:text-properties fo:language="en" fo:country="US" officeooo:paragraph-rsid="0206860a"/>
    </style:style>
    <style:style style:name="P80" style:family="paragraph" style:parent-style-name="Contents_20_3">
      <style:paragraph-properties>
        <style:tab-stops>
          <style:tab-stop style:position="106.01mm" style:type="right" style:leader-style="dotted" style:leader-text="."/>
        </style:tab-stops>
      </style:paragraph-properties>
      <style:text-properties fo:language="en" fo:country="US" officeooo:paragraph-rsid="02031dfd"/>
    </style:style>
    <style:style style:name="P81" style:family="paragraph" style:parent-style-name="Contents_20_3">
      <style:paragraph-properties>
        <style:tab-stops>
          <style:tab-stop style:position="106.01mm" style:type="right" style:leader-style="dotted" style:leader-text="."/>
        </style:tab-stops>
      </style:paragraph-properties>
      <style:text-properties fo:language="en" fo:country="US" officeooo:paragraph-rsid="020473f2"/>
    </style:style>
    <style:style style:name="P82" style:family="paragraph" style:parent-style-name="Contents_20_3">
      <style:paragraph-properties>
        <style:tab-stops>
          <style:tab-stop style:position="106.01mm" style:type="right" style:leader-style="dotted" style:leader-text="."/>
        </style:tab-stops>
      </style:paragraph-properties>
      <style:text-properties fo:language="en" fo:country="US" officeooo:paragraph-rsid="0205eac6"/>
    </style:style>
    <style:style style:name="P83" style:family="paragraph" style:parent-style-name="Contents_20_3">
      <style:paragraph-properties fo:margin-left="9.81mm" fo:margin-right="0mm" fo:text-indent="0mm" style:auto-text-indent="false">
        <style:tab-stops>
          <style:tab-stop style:position="110.01mm" style:type="right" style:leader-style="dotted" style:leader-text="."/>
        </style:tab-stops>
      </style:paragraph-properties>
      <style:text-properties fo:language="en" fo:country="US" officeooo:paragraph-rsid="02031dfd"/>
    </style:style>
    <style:style style:name="P84" style:family="paragraph" style:parent-style-name="Contents_20_3">
      <style:paragraph-properties fo:margin-left="9.81mm" fo:margin-right="0mm" fo:text-indent="0mm" style:auto-text-indent="false">
        <style:tab-stops>
          <style:tab-stop style:position="110.01mm" style:type="right" style:leader-style="dotted" style:leader-text="."/>
        </style:tab-stops>
      </style:paragraph-properties>
      <style:text-properties fo:language="en" fo:country="US" officeooo:paragraph-rsid="020473f2"/>
    </style:style>
    <style:style style:name="P85" style:family="paragraph" style:parent-style-name="Contents_20_3">
      <style:paragraph-properties fo:margin-left="9.81mm" fo:margin-right="0mm" fo:margin-top="0mm" fo:margin-bottom="1.99mm" loext:contextual-spacing="false" fo:text-indent="0mm" style:auto-text-indent="false">
        <style:tab-stops>
          <style:tab-stop style:position="110.01mm" style:type="right" style:leader-style="dotted" style:leader-text="."/>
        </style:tab-stops>
      </style:paragraph-properties>
      <style:text-properties fo:language="en" fo:country="US" officeooo:paragraph-rsid="0205eac6"/>
    </style:style>
    <style:style style:name="P86" style:family="paragraph" style:parent-style-name="Contents_20_3">
      <style:paragraph-properties fo:margin-top="0mm" fo:margin-bottom="1.99mm" loext:contextual-spacing="false">
        <style:tab-stops>
          <style:tab-stop style:position="110.01mm" style:type="right" style:leader-style="dotted" style:leader-text="."/>
        </style:tab-stops>
      </style:paragraph-properties>
      <style:text-properties fo:language="en" fo:country="US" officeooo:paragraph-rsid="02031dfd"/>
    </style:style>
    <style:style style:name="P87" style:family="paragraph" style:parent-style-name="Contents_20_3">
      <style:paragraph-properties fo:margin-top="0mm" fo:margin-bottom="1.99mm" loext:contextual-spacing="false">
        <style:tab-stops>
          <style:tab-stop style:position="110.01mm" style:type="right" style:leader-style="dotted" style:leader-text="."/>
        </style:tab-stops>
      </style:paragraph-properties>
      <style:text-properties fo:language="en" fo:country="US" officeooo:paragraph-rsid="0206860a"/>
    </style:style>
    <style:style style:name="P88" style:family="paragraph" style:parent-style-name="Contents_20_3">
      <style:paragraph-properties fo:margin-top="0mm" fo:margin-bottom="0mm" loext:contextual-spacing="false">
        <style:tab-stops>
          <style:tab-stop style:position="106.01mm" style:type="right" style:leader-style="dotted" style:leader-text="."/>
        </style:tab-stops>
      </style:paragraph-properties>
      <style:text-properties fo:language="en" fo:country="US" officeooo:paragraph-rsid="0205eac6"/>
    </style:style>
    <style:style style:name="P89" style:family="paragraph" style:parent-style-name="Contents_20_2">
      <style:paragraph-properties>
        <style:tab-stops>
          <style:tab-stop style:position="110.01mm" style:type="right" style:leader-style="dotted" style:leader-text="."/>
        </style:tab-stops>
      </style:paragraph-properties>
      <style:text-properties fo:language="en" fo:country="US" officeooo:paragraph-rsid="01fe1c32"/>
    </style:style>
    <style:style style:name="P90" style:family="paragraph" style:parent-style-name="Contents_20_2">
      <style:paragraph-properties>
        <style:tab-stops>
          <style:tab-stop style:position="110.01mm" style:type="right" style:leader-style="dotted" style:leader-text="."/>
        </style:tab-stops>
      </style:paragraph-properties>
      <style:text-properties fo:language="en" fo:country="US" officeooo:paragraph-rsid="02012f50"/>
    </style:style>
    <style:style style:name="T1" style:family="text">
      <style:text-properties style:font-name="Liberation Serif" fo:font-size="8pt" style:font-size-asian="8pt" style:font-name-complex="Liberation Serif" style:font-size-complex="8pt"/>
    </style:style>
    <style:style style:name="T2" style:family="text">
      <style:text-properties style:font-name="Liberation Serif" style:font-name-complex="Liberation Serif"/>
    </style:style>
    <style:style style:name="T3" style:family="text">
      <style:text-properties style:font-name="Liberation Serif" fo:language="en" fo:country="US" style:font-name-complex="Liberation Serif"/>
    </style:style>
    <style:style style:name="T4" style:family="text">
      <style:text-properties style:font-name="Liberation Serif" fo:language="en" fo:country="US" officeooo:rsid="017954dc" style:font-name-complex="Liberation Serif"/>
    </style:style>
    <style:style style:name="T5" style:family="text">
      <style:text-properties style:font-name="Liberation Serif" fo:language="en" fo:country="US" officeooo:rsid="017954dc" fo:background-color="#fff200" loext:char-shading-value="0" style:font-name-complex="Liberation Serif"/>
    </style:style>
    <style:style style:name="T6" style:family="text">
      <style:text-properties style:font-name="Liberation Serif" fo:font-size="10pt" fo:font-weight="bold" style:font-size-asian="10pt" style:font-weight-asian="bold" style:font-name-complex="Liberation Serif" style:font-size-complex="10pt"/>
    </style:style>
    <style:style style:name="T7" style:family="text">
      <style:text-properties style:font-name="Liberation Serif" fo:font-size="10pt" style:font-size-asian="10pt" style:font-name-complex="Liberation Serif" style:font-size-complex="10pt"/>
    </style:style>
    <style:style style:name="T8" style:family="text">
      <style:text-properties style:font-name="Liberation Serif" fo:font-size="10pt" fo:background-color="#ffffff" loext:char-shading-value="0" style:font-size-asian="10pt" style:font-name-complex="Liberation Serif" style:font-size-complex="10pt"/>
    </style:style>
    <style:style style:name="T9" style:family="text">
      <style:text-properties style:font-name="Liberation Serif" fo:font-size="10pt" fo:language="en" fo:country="US" style:font-size-asian="10pt" style:font-name-complex="Liberation Serif" style:font-size-complex="10pt"/>
    </style:style>
    <style:style style:name="T10" style:family="text">
      <style:text-properties style:font-name="Liberation Serif" fo:font-size="10pt" fo:language="en" fo:country="US" officeooo:rsid="021e80ae" style:font-size-asian="10pt" style:font-name-complex="Liberation Serif" style:font-size-complex="10pt"/>
    </style:style>
    <style:style style:name="T11" style:family="text">
      <style:text-properties style:font-name="Liberation Serif" fo:font-size="10pt" fo:language="en" fo:country="US" officeooo:rsid="0221245e" fo:background-color="#ffffff" loext:char-shading-value="0" style:font-size-asian="10pt" style:font-name-complex="Liberation Serif" style:font-size-complex="10pt"/>
    </style:style>
    <style:style style:name="T12" style:family="text">
      <style:text-properties style:font-name="Liberation Serif" fo:font-style="italic" style:font-style-asian="italic" style:font-name-complex="Liberation Serif"/>
    </style:style>
    <style:style style:name="T13" style:family="text">
      <style:text-properties style:font-name="Liberation Serif" fo:font-style="italic" style:font-style-asian="italic" style:font-name-complex="Liberation Serif" style:font-style-complex="italic"/>
    </style:style>
    <style:style style:name="T14" style:family="text">
      <style:text-properties style:font-name="Liberation Serif" fo:font-style="italic" officeooo:rsid="0179e93e" style:font-style-asian="italic" style:font-name-complex="Liberation Serif" style:font-style-complex="italic"/>
    </style:style>
    <style:style style:name="T15" style:family="text">
      <style:text-properties style:font-name="Liberation Serif" fo:font-style="italic" style:font-style-asian="italic" style:font-name-complex="Times New Roman"/>
    </style:style>
    <style:style style:name="T16" style:family="text">
      <style:text-properties style:font-name="Liberation Serif" fo:font-style="italic" fo:font-weight="normal" officeooo:rsid="0179e93e" style:font-style-asian="italic" style:font-weight-asian="normal" style:font-name-complex="Liberation Serif" style:font-style-complex="italic" style:font-weight-complex="normal"/>
    </style:style>
    <style:style style:name="T17" style:family="text">
      <style:text-properties style:font-name="Liberation Serif" fo:language="ru" fo:country="RU" officeooo:rsid="02168a76" style:font-name-complex="Liberation Serif"/>
    </style:style>
    <style:style style:name="T18" style:family="text">
      <style:text-properties style:font-name="Liberation Serif" fo:language="ru" fo:country="RU" officeooo:rsid="0216d4ac" style:font-name-complex="Liberation Serif"/>
    </style:style>
    <style:style style:name="T19" style:family="text">
      <style:text-properties style:font-name="Liberation Serif" fo:background-color="#fff200" loext:char-shading-value="0" style:font-name-complex="Liberation Serif"/>
    </style:style>
    <style:style style:name="T20" style:family="text">
      <style:text-properties style:text-scale="96%"/>
    </style:style>
    <style:style style:name="T21" style:family="text">
      <style:text-properties fo:font-style="italic"/>
    </style:style>
    <style:style style:name="T22" style:family="text">
      <style:text-properties fo:font-style="italic" style:font-style-asian="italic" style:text-scale="96%"/>
    </style:style>
    <style:style style:name="T23" style:family="text">
      <style:text-properties officeooo:rsid="0173beb8"/>
    </style:style>
    <style:style style:name="T24" style:family="text">
      <style:text-properties style:use-window-font-color="true" style:font-name="Liberation Serif" fo:font-size="8pt" fo:language="en" fo:country="US" style:text-underline-style="none" style:font-size-asian="8pt" style:font-name-complex="Liberation Serif" style:font-size-complex="8pt"/>
    </style:style>
    <style:style style:name="T25" style:family="text">
      <style:text-properties style:use-window-font-color="true" style:font-name="IPH Lib Serif4" fo:font-size="8pt" fo:language="en" fo:country="US" style:text-underline-style="none" style:font-size-asian="8pt" style:font-name-complex="Liberation Serif" style:font-size-complex="8pt"/>
    </style:style>
    <style:style style:name="T26" style:family="text">
      <style:text-properties fo:language="en" fo:country="US"/>
    </style:style>
    <style:style style:name="T27" style:family="text">
      <style:text-properties fo:language="en" fo:country="US" fo:background-color="transparent" loext:char-shading-value="0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variant="normal" fo:text-transform="none"/>
    </style:style>
    <style:style style:name="T30" style:family="text">
      <style:text-properties fo:font-variant="normal" fo:text-transform="none" fo:font-weight="normal" style:font-weight-asian="normal" style:font-weight-complex="normal"/>
    </style:style>
    <style:style style:name="T31" style:family="text">
      <style:text-properties fo:font-variant="normal" fo:text-transform="none" fo:font-weight="normal" officeooo:rsid="01fb7abd" style:font-weight-asian="normal" style:font-weight-complex="normal"/>
    </style:style>
    <style:style style:name="T32" style:family="text">
      <style:text-properties fo:font-variant="normal" fo:text-transform="none" officeooo:rsid="0216d4ac"/>
    </style:style>
    <style:style style:name="T33" style:family="text">
      <style:text-properties fo:font-variant="normal" fo:text-transform="none" fo:language="en" fo:country="US" fo:font-weight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style:font-name="IPH Lib Serif4" fo:font-size="10pt" fo:font-weight="bold" style:font-size-asian="10pt" style:font-weight-asian="bold" style:font-name-complex="Liberation Serif" style:font-size-complex="10pt"/>
    </style:style>
    <style:style style:name="T36" style:family="text">
      <style:text-properties style:font-name="IPH Lib Serif4" fo:font-size="10pt" style:font-size-asian="10pt" style:font-name-complex="Liberation Serif" style:font-size-complex="10pt"/>
    </style:style>
    <style:style style:name="T37" style:family="text">
      <style:text-properties style:font-name="IPH Lib Serif4" fo:font-size="10pt" fo:language="en" fo:country="US" style:font-size-asian="10pt" style:font-name-complex="Liberation Serif" style:font-size-complex="10pt"/>
    </style:style>
    <style:style style:name="T38" style:family="text">
      <style:text-properties style:font-name="IPH Lib Serif4" fo:font-size="10pt" fo:language="en" fo:country="US" officeooo:rsid="021e80ae" style:font-size-asian="10pt" style:font-name-complex="Liberation Serif" style:font-size-complex="10pt"/>
    </style:style>
    <style:style style:name="T39" style:family="text">
      <style:text-properties style:font-name="IPH Lib Serif4" fo:font-size="10pt" fo:language="en" fo:country="US" officeooo:rsid="0221245e" fo:background-color="#ffffff" loext:char-shading-value="0" style:font-size-asian="10pt" style:font-name-complex="Liberation Serif" style:font-size-complex="10pt"/>
    </style:style>
    <style:style style:name="T40" style:family="text">
      <style:text-properties style:font-name="IPH Lib Serif4" fo:font-size="10pt" fo:background-color="#ffffff" loext:char-shading-value="0" style:font-size-asian="10pt" style:font-name-complex="Liberation Serif" style:font-size-complex="10pt"/>
    </style:style>
    <style:style style:name="T41" style:family="text">
      <style:text-properties style:font-name="IPH Lib Serif4" style:font-name-complex="Liberation Serif"/>
    </style:style>
    <style:style style:name="T42" style:family="text">
      <style:text-properties style:font-name="IPH Lib Serif4" fo:font-style="italic" style:font-style-asian="italic" style:font-name-complex="Liberation Serif"/>
    </style:style>
    <style:style style:name="T43" style:family="text">
      <style:text-properties style:font-name="IPH Lib Serif4" fo:font-style="italic" style:font-style-asian="italic" style:font-name-complex="Liberation Serif" style:font-style-complex="italic"/>
    </style:style>
    <style:style style:name="T44" style:family="text">
      <style:text-properties style:font-name="IPH Lib Serif4" fo:font-style="italic" officeooo:rsid="0179e93e" style:font-style-asian="italic" style:font-name-complex="Liberation Serif" style:font-style-complex="italic"/>
    </style:style>
    <style:style style:name="T45" style:family="text">
      <style:text-properties style:font-name="IPH Lib Serif4" fo:font-style="italic" style:font-style-asian="italic" style:font-name-complex="Times New Roman"/>
    </style:style>
    <style:style style:name="T46" style:family="text">
      <style:text-properties style:font-name="IPH Lib Serif4" fo:font-style="italic" fo:font-weight="normal" officeooo:rsid="0179e93e" style:font-style-asian="italic" style:font-weight-asian="normal" style:font-name-complex="Liberation Serif" style:font-style-complex="italic" style:font-weight-complex="normal"/>
    </style:style>
    <style:style style:name="T47" style:family="text">
      <style:text-properties style:font-name="IPH Lib Serif4" fo:language="en" fo:country="US" officeooo:rsid="017954dc" fo:background-color="#fff200" loext:char-shading-value="0" style:font-name-complex="Liberation Serif"/>
    </style:style>
    <style:style style:name="T48" style:family="text">
      <style:text-properties style:font-name="IPH Lib Serif4" fo:language="en" fo:country="US" style:font-name-complex="Liberation Serif"/>
    </style:style>
    <style:style style:name="T49" style:family="text">
      <style:text-properties style:font-name="IPH Lib Serif4" fo:language="en" fo:country="US" officeooo:rsid="017954dc" style:font-name-complex="Liberation Serif"/>
    </style:style>
    <style:style style:name="T50" style:family="text">
      <style:text-properties style:font-name="IPH Lib Serif4" fo:background-color="#fff200" loext:char-shading-value="0" style:font-name-complex="Liberation Serif"/>
    </style:style>
    <style:style style:name="T51" style:family="text">
      <style:text-properties style:font-name="IPH Lib Serif4" fo:language="ru" fo:country="RU" officeooo:rsid="02168a76" style:font-name-complex="Liberation Serif"/>
    </style:style>
    <style:style style:name="T52" style:family="text">
      <style:text-properties style:font-name="IPH Lib Serif4" fo:language="ru" fo:country="RU" officeooo:rsid="0216d4ac" style:font-name-complex="Liberation Serif"/>
    </style:style>
    <style:style style:name="T53" style:family="text">
      <style:text-properties style:font-name="IPH Lib Serif4" fo:font-size="8pt" style:font-size-asian="8pt" style:font-name-complex="Liberation Serif" style:font-size-complex="8pt"/>
    </style:style>
    <style:style style:name="Sect1" style:family="section">
      <style:section-properties style:editable="false">
        <style:columns fo:column-count="1" fo:column-gap="0m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2019" text:name="год"/>
      </text:user-field-decls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53">Федеральное государственное бюджетное учреждение науки</text:p>
            <text:p text:style-name="P7">Институт философии Российской академии наук</text:p>
          </table:table-cell>
        </table:table-row>
        <table:table-row table:style-name="Таблица1.2">
          <table:table-cell table:style-name="Таблица1.A1" office:value-type="string">
            <text:p text:style-name="P56">Татьяна Самарина</text:p>
          </table:table-cell>
        </table:table-row>
        <table:table-row table:style-name="Таблица1.3">
          <table:table-cell table:style-name="Таблица1.A1" office:value-type="string">
            <text:p text:style-name="P57">Феноменология, ноуменология,<text:line-break/>постфеноменология религии</text:p>
          </table:table-cell>
        </table:table-row>
        <table:table-row table:style-name="Таблица1.4">
          <table:table-cell table:style-name="Таблица1.A1" office:value-type="string">
            <text:p text:style-name="P58">Москва</text:p>
            <text:p text:style-name="P59"><text:user-field-get style:data-style-name="N0" text:name="год">2019</text:user-field-get></text:p>
          </table:table-cell>
        </table:table-row>
      </table:table>
      <text:p text:style-name="P10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63">УДК 130.21 + 124</text:p>
            <text:p text:style-name="P64">ББК 87.2 + 86.2</text:p>
            <text:p text:style-name="P65">С 17</text:p>
          </table:table-cell>
          <table:covered-table-cell/>
          <table:covered-table-cell/>
          <table:covered-table-cell/>
        </table:table-row>
        <table:table-row table:style-name="Таблица3.2">
          <table:table-cell table:style-name="Таблица3.A1" table:number-columns-spanned="4" office:value-type="string">
            <text:p text:style-name="P17">Рецензенты</text:p>
            <text:p text:style-name="P60"><text:span text:style-name="T28">канд. филос. наук </text:span>К.В. Карпов</text:p>
            <text:p text:style-name="P61"><text:span text:style-name="T28">д-р филос. наук</text:span> М.А. Пылаев</text:p>
          </table:table-cell>
          <table:covered-table-cell/>
          <table:covered-table-cell/>
          <table:covered-table-cell/>
        </table:table-row>
        <table:table-row table:style-name="Таблица3.3">
          <table:table-cell table:style-name="Таблица3.A1" office:value-type="string">
            <text:p text:style-name="P6">С 17</text:p>
          </table:table-cell>
          <table:table-cell table:style-name="Таблица3.A1" table:number-columns-spanned="2" office:value-type="string">
            <text:p text:style-name="P5"><text:span text:style-name="T35">Самарина, Т.С. </text:span><text:span text:style-name="T36">Феноменология, ноуменология, постфеноменология религии [Текст] / Т.С. Самарина ; Рос. акад. наук, Ин-т философии. – М.: ИФ РАН, 2019. – </text:span><text:span text:style-name="T38">296</text:span><text:span text:style-name="T36"> с. ; 20 см. – Библиогр.: с.</text:span><text:span text:style-name="T40"> </text:span><text:span text:style-name="T39">283</text:span><text:span text:style-name="T40">–</text:span><text:span text:style-name="T39">293</text:span><text:span text:style-name="T40">. – Ре</text:span><text:span text:style-name="T36">з.: англ. – 500 экз. – </text:span><text:span text:style-name="T37">ISBN</text:span><text:span text:style-name="T36"> 978-5-9540-0349-9.</text:span></text:p>
            <text:p text:style-name="P66"><text:span text:style-name="T20">Понятие </text:span><text:span text:style-name="T22">феноменология религии</text:span><text:span text:style-name="T20"> создает ощущение какого-то чарующего мрака, обещая глубокую философскую рефлексию над темами, выходящими за рамки научного познания. Именно поэтому наследие феноменологии религии порождает многочисленные дискуссии среди исследователей, зачастую вызывая вопросы: какова связь этого движения с философской традицией? Как оно вписывается в историю религиоведения? Едина ли феноменология религии? Является ли феноменология религии «теологической диверсией» в религиоведение? Что феноменология религии дала гуманитарным исследованиям? Был ли феноменологический проект дезавуирован постмодернистской философской критикой? Ответы на эти и другие не менее важные вопросы Вы найдете в этой книге.</text:span></text:p>
          </table:table-cell>
          <table:covered-table-cell/>
          <table:table-cell table:style-name="Таблица3.A1" office:value-type="string">
            <text:p text:style-name="P4"/>
          </table:table-cell>
        </table:table-row>
        <table:table-row table:style-name="Таблица3.4">
          <table:table-cell table:style-name="Таблица3.A1" table:number-columns-spanned="2" office:value-type="string">
            <text:p text:style-name="P67">ISBN 978-5-9540-0349-9</text:p>
          </table:table-cell>
          <table:covered-table-cell/>
          <table:table-cell table:style-name="Таблица3.A1" table:number-columns-spanned="2" office:value-type="string">
            <text:p text:style-name="P62">© Самарина Т.С., <text:user-field-get style:data-style-name="N0" text:name="год">2019</text:user-field-get></text:p>
            <text:p text:style-name="P62">© Институт философии <text:span text:style-name="T23">РАН</text:span>, <text:user-field-get style:data-style-name="N0" text:name="год">2019</text:user-field-get></text:p>
          </table:table-cell>
          <table:covered-table-cell/>
        </table:table-row>
      </table:table>
      <text:p text:style-name="P11"><text:soft-page-break/></text:p>
      <text:p text:style-name="P52">Содержание</text:p>
      <text:table-of-content text:style-name="Sect1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0"><text:span text:style-name="T31">Введение</text:span><text:span text:style-name="T34"><text:tab/>7</text:span></text:p>
          <text:p text:style-name="P31">Часть I<text:line-break/>Феноменология религии</text:p>
          <text:p text:style-name="P18">Глава 1. Феноменология религии и чувство бесконечного<text:tab/>14</text:p>
          <text:p text:style-name="P18">Глава 2. Рождение феноменологии из духа компаративистики<text:tab/>24</text:p>
          <text:p text:style-name="P18">Глава 3. Феноменология религии и философская феноменология<text:tab/>35</text:p>
          <text:p text:style-name="P23">Глава 4. Первые шаги феноменологии религии<text:tab/>52</text:p>
          <text:p text:style-name="P12">§ 1. Шантепи де ля Соссе и феноменология религии<text:tab/>52</text:p>
          <text:p text:style-name="P12">§ 2. Корнелиус Тиле: история и феноменология религии<text:tab/>57</text:p>
          <text:p text:style-name="P28">Глава 5. Феноменология религии В.Б. Кристенсена<text:tab/>62</text:p>
          <text:p text:style-name="P23">Глава 6. Феноменология религии Герардуса ван дер Леу<text:tab/>77</text:p>
          <text:p text:style-name="P12">§ 1. Леу и феноменологическая традиция<text:tab/>80</text:p>
          <text:p text:style-name="P12">§ 2. Леу и психология религии<text:tab/>92</text:p>
          <text:p text:style-name="P12">§ 3. Пандинамизм<text:tab/>94</text:p>
          <text:p text:style-name="P12">§ 4. Субъект и типология религий<text:tab/>99</text:p>
          <text:p text:style-name="P12">§ 5. Энергетическая метафора<text:tab/>102</text:p>
          <text:p text:style-name="P12">§ 6. Религиозный эволюционизм в феноменологии Леу<text:tab/>103</text:p>
          <text:p text:style-name="P12">§ 7. Небожественное сакральное<text:tab/>106</text:p>
          <text:p text:style-name="P15">§ 8. Феноменология религии Г. ван дер Леу в общем контексте</text:p>
          <text:p text:style-name="P37">феноменологии религии<text:tab/>109</text:p>
          <text:p text:style-name="P39">§ 9. Эклектика Леу<text:tab/>114</text:p>
          <text:p text:style-name="P41">Итоги<text:tab/>117</text:p>
          <text:p text:style-name="P31">Часть II<text:line-break/>Ноуменология религии</text:p>
          <text:p text:style-name="P18">Глава 1. Ноуменология религии<text:span text:style-name="T21"> </text:span>как историографическая концепция<text:tab/>119</text:p>
          <text:p text:style-name="P23">Глава 2. Ноуменология религии Ф. Хайлера<text:tab/>125</text:p>
          <text:p text:style-name="P12">§ 1. Фридрих Хайлер как религиовед<text:tab/>125</text:p>
          <text:p text:style-name="P12">§ 2. Принципы религиоведческого исследования в трудах Ф. Хайлера<text:tab/>131</text:p>
          <text:p text:style-name="P12">§ 3. Основные аспекты ноуменологии религии Ф. Хайлера<text:tab/>140</text:p>
          <text:p text:style-name="P12">§ 4. Типология религий и религиозности<text:tab/>154</text:p>
          <text:p text:style-name="P13">§ 5. Влияние религиоведческих теорий на ноуменологию религии</text:p>
          <text:p text:style-name="P36">Ф. Хайлера<text:tab/>156</text:p>
          <text:p text:style-name="P12">§ 6. Влияние теологии К. Барта на ноуменологию религии Ф. Хайлера<text:tab/>159</text:p>
          <text:p text:style-name="P12">§ 7. Ноуменологии Р. Отто и Ф. Хайлера<text:tab/>167</text:p>
          <text:p text:style-name="P43">§ 8. Феноменология религии М. Элиаде и ноуменология Ф. Хайлера<text:tab/>172</text:p>
          <text:p text:style-name="P23"><text:soft-page-break/>Глава 3. Феноменология молитвы и типов религиозности<text:tab/>178</text:p>
          <text:p text:style-name="P12">§ 1. Феноменология молитвы<text:tab/>178</text:p>
          <text:p text:style-name="P12">§ 2. Мистическая и пророческая религиозность<text:tab/>197</text:p>
          <text:p text:style-name="P12">§ 3. Ф. Хайлер и психологические исследования религии<text:tab/>203</text:p>
          <text:p text:style-name="P14">§ 4. Мистическая и пророческая религиозность как категории</text:p>
          <text:p text:style-name="P38">описания религии после «Молитвы» Ф. Хайлера<text:tab/>214</text:p>
          <text:p text:style-name="P23">Глава 4. Ноуменология религии и исламоведческая теория А.-М. Шиммель<text:tab/>219</text:p>
          <text:p text:style-name="P12">§ 1. Структура описания ислама<text:tab/>219</text:p>
          <text:p text:style-name="P39">§ 2. Феноменологическая методология А.-М. Шиммель<text:tab/>225</text:p>
          <text:p text:style-name="P41">Итоги<text:tab/>232</text:p>
          <text:p text:style-name="P31">Часть III<text:line-break/>Постфеноменология религии</text:p>
          <text:p text:style-name="P23">Глава 1. Кризис феноменологического проекта в религиоведении<text:tab/>234</text:p>
          <text:p text:style-name="P12">§ 1. Причины кризиса<text:tab/>234</text:p>
          <text:p text:style-name="P14">§ 2. Теория гетеротопии Мишеля Фуко и традиция исследования</text:p>
          <text:p text:style-name="P38">религиозных феноменов<text:tab/>240</text:p>
          <text:p text:style-name="P18">Глава 2. Пути обновления феноменологии религии<text:tab/>244</text:p>
          <text:p text:style-name="P23">Глава 3. Феноменология религии в современной компаративистике<text:tab/>252</text:p>
          <text:p text:style-name="P12">§ 1. Актуальность феноменологического проекта<text:tab/>252</text:p>
          <text:p text:style-name="P12">§ 2. Феноменология религии и современная компаративистика<text:tab/>255</text:p>
          <text:p text:style-name="P39">§ 3. Феноменология религии и специальные исследования<text:tab/>263</text:p>
          <text:p text:style-name="P23">Глава 4. Имплицитная феноменология религии<text:tab/>268</text:p>
          <text:p text:style-name="P12">§ 1. Систематизация религиозных феноменов<text:tab/>268</text:p>
          <text:p text:style-name="P39">§ 2. Исследование священных пространств<text:tab/>273</text:p>
          <text:p text:style-name="P41">Итоги<text:tab/>277</text:p>
          <text:p text:style-name="P44"><text:span text:style-name="T30">Заключение</text:span><text:span text:style-name="T34"><text:tab/>279</text:span></text:p>
          <text:p text:style-name="P72">Список литературы<text:tab/>282</text:p>
          <text:p text:style-name="P72">Phenomenology, Noumenology and Post-Phenomenology of Religion<text:tab/>293</text:p>
        </text:index-body>
      </text:table-of-content>
      <text:p text:style-name="P16">Contents</text:p>
      <text:table-of-content text:style-name="Sect1" text:name="Оглавление2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2"><text:span text:style-name="T33">Introduction<text:tab/>7</text:span></text:p>
          <text:p text:style-name="P35">Part I<text:line-break/>Phenomenology of Religion</text:p>
          <text:p text:style-name="P89">Chapter 1. Phenomenology of Religion and the Feeling of the Infinite<text:tab/>14</text:p>
          <text:p text:style-name="P90">Chapter 2. The Birth of Phenomenology from the Spirit of Comparative Studies<text:tab/>24</text:p>
          <text:p text:style-name="P90">Chapter 3. Phenomenology of Religion and Philosophical Phenomenology<text:tab/>35</text:p>
          <text:p text:style-name="P24"><text:span text:style-name="T26">Chapter 4. The First Steps of the Phenomenology of Religion<text:tab/>52</text:span></text:p>
          <text:p text:style-name="P74">§ 1. Chantepie de la Saussaye and the Phenomenology of Religion<text:tab/>52</text:p>
          <text:p text:style-name="P40"><text:span text:style-name="T26">§ 2. </text:span><text:span text:style-name="T27">Cornelis Tiele: History and the Phenomenology of Religion</text:span><text:span text:style-name="T26"><text:tab/>57</text:span></text:p>
          <text:p text:style-name="P19"><text:span text:style-name="T27">Chapter 5. The Phenomenology of Religion of W. B. Kristensen</text:span><text:span text:style-name="T26"><text:tab/>62</text:span></text:p>
          <text:p text:style-name="P24"><text:span text:style-name="T26">Chapter 6. The Phenomenology of Religion of Gerardus van der Leeuw<text:tab/>77</text:span></text:p>
          <text:p text:style-name="P75">§ 1. Leeuw and the Phenomenological Tradition<text:tab/>80</text:p>
          <text:p text:style-name="P76">§ 2. Leeuw and the Psychology of Religion<text:tab/>92</text:p>
          <text:p text:style-name="P76">§ 3. Pandynamism<text:tab/>94</text:p>
          <text:p text:style-name="P76">§ 4. The Subject and the Typology of Religions<text:tab/>99</text:p>
          <text:p text:style-name="P76">§ 5. The Energetic Metaphor<text:tab/>102</text:p>
          <text:p text:style-name="P76">§ 6. Religious Evolutionism in Leeuw’s Phenomenology<text:tab/>103</text:p>
          <text:p text:style-name="P76">§ 7. The Undivine Sacred<text:tab/>106</text:p>
          <text:p text:style-name="P80">§ 8. The Phenomenology of Religion of G. van der Leeuw</text:p>
          <text:p text:style-name="P83">in the General Context of Phenomenology of Religion<text:tab/>109</text:p>
          <text:p text:style-name="P86">§ 9. Leeuw’s Eclecticism<text:tab/>114</text:p>
          <text:p text:style-name="P20"><text:span text:style-name="T26">Conclusions<text:tab/>117</text:span></text:p>
          <text:p text:style-name="P33"><text:span text:style-name="T26">Part II<text:line-break/>Noumenology of Religion</text:span></text:p>
          <text:p text:style-name="P20"><text:span text:style-name="T26">Chapter 1. Noumenology of Religion as a Historiographical Concept<text:tab/>119</text:span></text:p>
          <text:p text:style-name="P25"><text:span text:style-name="T26">Chapter 2. Noumenology of Religion of Friedrich Heiler<text:tab/>125</text:span></text:p>
          <text:p text:style-name="P76">§ 1. Friedrich Heiler as Scholar of Religion<text:tab/>125</text:p>
          <text:p text:style-name="P76">§ 2. Principles of Religious Studies in the Works of F. Heiler<text:tab/>131</text:p>
          <text:p text:style-name="P76">§ 3. The Main Aspects of the Noumenology of Religion of F. Heiler<text:tab/>140</text:p>
          <text:p text:style-name="P76">§ 4. The Typology of Religions and Religiosity<text:tab/>154</text:p>
          <text:p text:style-name="P80">§ 5. The Influence of Religious Theories on the Noumenology</text:p>
          <text:p text:style-name="P83">of Religion of F. Heiler<text:tab/>156</text:p>
          <text:p text:style-name="P80">§ 6. The Influence of K. Barth’s Theology on the Noumenology of Religion</text:p>
          <text:p text:style-name="P83">of F. Heiler<text:tab/>159</text:p>
          <text:p text:style-name="P76">§ 7. The Noumenology of R. Otto and F. Heiler<text:tab/>167</text:p>
          <text:p text:style-name="P81">§ 8. The Phenomenology of religion of M. Eliade and the Noumenology</text:p>
          <text:p text:style-name="P84">of F. Heiler<text:tab/>172</text:p>
          <text:p text:style-name="P46"><text:soft-page-break/><text:span text:style-name="T26">Chapter 3. The Phenomenology of Prayer and Types of Religiosity<text:tab/>178</text:span></text:p>
          <text:p text:style-name="P77">§ 1. The Phenomenology of Prayer<text:tab/>178</text:p>
          <text:p text:style-name="P78">§ 2. The Mystical and Prophetic Religiosity<text:tab/>197</text:p>
          <text:p text:style-name="P78">§ 3. F. Heiler and Psychological Studies of Religion<text:tab/>203</text:p>
          <text:p text:style-name="P82">§ 4. Mystic and Prophetic Religiosity as a Category of Description</text:p>
          <text:p text:style-name="P85">of Religion after “The Prayer” of F. Heiler<text:tab/>214</text:p>
          <text:p text:style-name="P26"><text:span text:style-name="T26">Chapter 4. Noumenology of Religion and Islam Studies of A.-M. Schimmel<text:tab/>219</text:span></text:p>
          <text:p text:style-name="P78">§ 1. The Structure of the Description of Islam<text:tab/>219</text:p>
          <text:p text:style-name="P78">§ 2. The Phenomenological Methodology of A.-M. Shimmel<text:tab/>225</text:p>
          <text:p text:style-name="P29"><text:span text:style-name="T26">Conclusions<text:tab/>232</text:span></text:p>
          <text:p text:style-name="P34"><text:span text:style-name="T26">Part III<text:line-break/>Post-Phenomenology of Religion</text:span></text:p>
          <text:p text:style-name="P26"><text:span text:style-name="T26">Chapter 1. The Crisis of the Phenomenological Project in Religious Studies<text:tab/>234</text:span></text:p>
          <text:p text:style-name="P78">§ 1. The Causes of the Crisis<text:tab/>234</text:p>
          <text:p text:style-name="P88">§ 2. Michel Foucault's Theory of Heterotopia and the Tradition</text:p>
          <text:p text:style-name="P85">of Phenomenology of Religion<text:tab/>240</text:p>
          <text:p text:style-name="P21"><text:span text:style-name="T26">Chapter 2. Ways of Updating of the Phenomenology of Religion<text:tab/>244</text:span></text:p>
          <text:p text:style-name="P27"><text:span text:style-name="T26">Chapter 3. Phenomenology of Religion in Modern Comparative Studies<text:tab/>252</text:span></text:p>
          <text:p text:style-name="P79">§ 1. Relevance of the Phenomenological Project<text:tab/>252</text:p>
          <text:p text:style-name="P79">§ 2. Phenomenology of Religion and Modern Comparative Studies<text:tab/>255</text:p>
          <text:p text:style-name="P87">§ 3. Phenomenology of Religion and Special Studies<text:tab/>263</text:p>
          <text:p text:style-name="P27"><text:span text:style-name="T26">Chapter 4. Implicit Phenomenology of Religion<text:tab/>268</text:span></text:p>
          <text:p text:style-name="P79">§ 1. Systematization of Religious Phenomena<text:tab/>268</text:p>
          <text:p text:style-name="P87">§ 2. Exploration of the Sacred Spaces<text:tab/>273</text:p>
          <text:p text:style-name="P42"><text:span text:style-name="T26">Conclusions<text:tab/>277</text:span></text:p>
          <text:p text:style-name="P45"><text:span text:style-name="T33">Afterword<text:tab/>279</text:span></text:p>
          <text:p text:style-name="P22"><text:span text:style-name="T33">Bibliograph<text:tab/>282</text:span></text:p>
          <text:p text:style-name="P73">Phenomenology, Noumenology and Post-Phenomenology of Religion<text:tab/>293</text:p>
        </text:index-body>
      </text:table-of-content>
      <text:p text:style-name="P54"/>
      <text:p text:style-name="P55">Научное издание</text:p>
      <text:p text:style-name="P68"><text:span text:style-name="T32">С</text:span><text:span text:style-name="T29">амарина</text:span> т<text:span text:style-name="T29">атьяна</text:span> с<text:span text:style-name="T29">ергеевна</text:span></text:p>
      <text:p text:style-name="P47">Феноменология, ноуменология, постфеноменология религии</text:p>
      <text:p text:style-name="P69">Утверждено к печати Ученым советом<text:line-break/>Института философии РАН</text:p>
      <text:p text:style-name="P50"><text:span text:style-name="T41">Художник </text:span><text:span text:style-name="T42">Н.Е. Кожинова</text:span></text:p>
      <text:p text:style-name="P9"><text:span text:style-name="T41">Технический редактор </text:span><text:span text:style-name="T44">Е</text:span><text:span text:style-name="T43">.</text:span><text:span text:style-name="T44">А</text:span><text:span text:style-name="T43">. </text:span><text:span text:style-name="T44">Морозова</text:span></text:p>
      <text:p text:style-name="P8"><text:span text:style-name="T41">Корректор </text:span><text:span text:style-name="T45">И.А. Мальцева</text:span></text:p>
      <text:p text:style-name="P70">Лицензия ЛР № 020831 от 12.10.98 г.</text:p>
      <text:p text:style-name="P49"><text:span text:style-name="T41">Подписано в печать с оригинал-макета </text:span><text:span text:style-name="T47">00</text:span><text:span text:style-name="T50">.0</text:span><text:span text:style-name="T47">0</text:span><text:span text:style-name="T50">.</text:span><text:span text:style-name="T41">1</text:span><text:span text:style-name="T49">9</text:span><text:span text:style-name="T41">.<text:line-break/>Формат 60х84 1/16. Печать офсетная. Гарнитура </text:span><text:span text:style-name="T48">Liberation Serif</text:span><text:span text:style-name="T41">.<text:line-break/>Усл. печ. л. </text:span><text:span text:style-name="T51">1</text:span><text:span text:style-name="T52">7</text:span><text:span text:style-name="T48">,</text:span><text:span text:style-name="T52">21</text:span><text:span text:style-name="T41">. Уч.-изд. л. </text:span><text:span text:style-name="T51">15</text:span><text:span text:style-name="T41">,</text:span><text:span text:style-name="T51">57</text:span><text:span text:style-name="T41">. Тираж 500 экз. Заказ № </text:span><text:span text:style-name="T49">05</text:span><text:span text:style-name="T41">.</text:span></text:p>
      <text:p text:style-name="P48"><text:span text:style-name="T41">Оригинал-макет изготовлен в Институте философии РАН<text:line-break/>Компьютерная верстка: </text:span><text:span text:style-name="T44">Е</text:span><text:span text:style-name="T43">.А. </text:span><text:span text:style-name="T46">Морозова</text:span></text:p>
      <text:p text:style-name="P71">Отпечатано в ЦОП Института философии РАН<text:line-break/>109240, г. Москва, ул. Гончарная, д. 12, стр. 1</text:p>
      <text:p text:style-name="P51"><text:span text:style-name="T53">Информацию о наших изданиях см. на сайте Института философии<text:line-break/></text:span><text:span text:style-name="Internet_20_link"><text:span text:style-name="T25">https://iphras.ru/books</text:span></text:span><text:span text:style-name="T25">_arhiv.ht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/>
    <style:font-face style:name="IPH Lib Serif" svg:font-family="'IPH Lib Serif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IPH Lib Serif1" svg:font-family="'IPH Lib Serif'" style:font-adornments="Regular" style:font-pitch="variable"/>
    <style:font-face style:name="IPH Lib Serif2" svg:font-family="'IPH Lib Serif'" style:font-adornments="Обычный" style:font-pitch="variable"/>
    <style:font-face style:name="IPH Lib Serif3" svg:font-family="'IPH Lib Serif'" style:font-adornments="Полужирный" style:font-pitch="variable"/>
    <style:font-face style:name="IPH Lib Serif4" svg:font-family="'IPH Lib Serif'" style:font-family-generic="roman" style:font-pitch="variable"/>
    <style:font-face style:name="IPH Lib Serif5" svg:font-family="'IPH Lib Serif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Carlito" style:font-family-generic="swiss" style:font-pitch="variable"/>
    <style:font-face style:name="Calibri1" svg:font-family="Calibri, 'Trebuchet M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IPH Lib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style:font-name="IPH Lib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orphans="2" fo:widows="2" fo:hyphenation-ladder-count="no-limit" style:page-number="auto" style:writing-mode="page"/>
      <style:text-properties style:font-name="IPH Lib Serif1" fo:font-family="'IPH Lib Serif'" style:font-style-name="Regular" style:font-pitch="variable" fo:font-size="11pt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text-align="center" style:justify-single-word="false" fo:keep-with-next="always" style:writing-mode="page"/>
      <style:text-properties style:font-name="IPH Lib Serif2" fo:font-family="'IPH Lib Serif'" style:font-style-name="Обычный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mm" draw:fill-image-height="0mm"/>
      <style:paragraph-properties fo:margin-left="0mm" fo:margin-right="0mm" fo:margin-top="0mm" fo:margin-bottom="0mm" loext:contextual-spacing="true" fo:line-height="4.3mm" fo:text-align="justify" style:justify-single-word="false" fo:orphans="2" fo:widows="3" fo:hyphenation-ladder-count="3" fo:text-indent="7mm" style:auto-text-indent="false" style:page-number="auto" style:shadow="none" style:writing-mode="page">
        <style:tab-stops/>
      </style:paragraph-properties>
      <style:text-properties fo:font-size="11pt" fo:letter-spacing="normal" fo:background-color="transparent" style:font-size-asian="10.5pt" style:text-scale="100%" fo:hyphenate="true" fo:hyphenation-remain-char-count="2" fo:hyphenation-push-char-count="4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loext:graphic-properties draw:fill-image-width="0mm" draw:fill-image-height="0mm"/>
      <style:paragraph-properties fo:margin-left="4.99mm" fo:margin-right="0mm" fo:line-height="100%" fo:text-align="justify" style:justify-single-word="false" fo:hyphenation-ladder-count="no-limit" fo:text-indent="-4.99mm" style:auto-text-indent="false" style:page-number="auto" style:shadow="none" text:number-lines="false" text:line-number="0" style:writing-mode="page">
        <style:tab-stops/>
      </style:paragraph-properties>
      <style:text-properties style:text-position="0% 100%" fo:font-size="9pt" fo:letter-spacing="normal" style:font-size-asian="10pt" style:font-size-complex="10pt" fo:hyphenate="true" fo:hyphenation-remain-char-count="4" fo:hyphenation-push-char-count="4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mm" fo:margin-right="0mm" fo:margin-top="35mm" fo:margin-bottom="4.39mm" loext:contextual-spacing="false" fo:text-align="center" style:justify-single-word="false" fo:text-indent="0mm" style:auto-text-indent="false" style:page-number="auto" fo:break-before="page" style:shadow="none" style:writing-mode="page">
        <style:tab-stops/>
      </style:paragraph-properties>
      <style:text-properties fo:text-transform="uppercase" fo:font-size="11pt" fo:font-weight="bold" style:font-size-asian="130%" style:font-weight-asian="bold" style:font-size-complex="130%" style:font-weight-complex="bold"/>
    </style:style>
    <style:style style:name="Автор" style:family="paragraph" style:parent-style-name="Standard" style:next-style-name="Heading_20_2">
      <style:paragraph-properties fo:text-align="end" style:justify-single-word="false" style:writing-mode="page"/>
      <style:text-properties fo:font-size="11pt" fo:font-style="italic" fo:font-weight="bold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mm" draw:fill-image-height="0mm"/>
      <style:paragraph-properties fo:margin-left="0mm" fo:margin-right="0mm" fo:margin-top="35mm" fo:margin-bottom="4.39mm" loext:contextual-spacing="true" fo:line-height="100%" fo:text-align="center" style:justify-single-word="false" style:register-true="true" fo:text-indent="0mm" style:auto-text-indent="false" style:page-number="auto" style:shadow="none" text:number-lines="true" text:line-number="0" style:writing-mode="page">
        <style:tab-stops/>
      </style:paragraph-properties>
      <style:text-properties style:font-name="IPH Lib Serif3" fo:font-family="'IPH Lib Serif'" style:font-style-name="Полужирный" style:font-pitch="variable" fo:font-size="12pt" fo:font-weight="bold" fo:background-color="transparent" style:font-size-asian="115%" style:font-weight-asian="bold" style:font-size-complex="115%" style:font-weight-complex="bold"/>
    </style:style>
    <style:style style:name="Сведения_20_об_20_авторе" style:display-name="Сведения об авторе" style:family="paragraph" style:parent-style-name="Standard" style:next-style-name="Аннотация_20_и_20_Ключевые_20_слова" style:master-page-name="">
      <style:paragraph-properties fo:margin-top="0mm" fo:margin-bottom="2.26mm" loext:contextual-spacing="false" fo:line-height="100%" fo:text-align="justify" style:justify-single-word="false" style:page-number="auto" style:writing-mode="page"/>
      <style:text-properties fo:font-size="9pt" style:font-size-asian="10.5pt"/>
    </style:style>
    <style:style style:name="Аннотация_20_и_20_Ключевые_20_слова" style:display-name="Аннотация и Ключевые слова" style:family="paragraph" style:parent-style-name="Standard" style:master-page-name="">
      <style:paragraph-properties fo:margin-top="0.49mm" fo:margin-bottom="0mm" loext:contextual-spacing="false" fo:line-height="3.88mm" fo:text-align="justify" style:justify-single-word="false" style:page-number="auto" style:shadow="none" style:writing-mode="page"/>
      <style:text-properties fo:font-size="10pt" fo:letter-spacing="-0.04mm" style:font-size-asian="10.5pt"/>
    </style:style>
    <style:style style:name="Эпиграф" style:family="paragraph" style:parent-style-name="Standard">
      <style:paragraph-properties fo:margin-top="0mm" fo:margin-bottom="2.75mm" loext:contextual-spacing="true" fo:line-height="100%" fo:text-align="end" style:justify-single-word="false" style:writing-mode="page"/>
      <style:text-properties fo:font-size="10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0mm" fo:margin-right="0mm" fo:margin-top="4.39mm" fo:margin-bottom="4.39mm" loext:contextual-spacing="false" fo:line-height="100%" fo:text-indent="0mm" style:auto-text-indent="false" style:page-number="auto" fo:background-color="transparent" style:writing-mode="page">
        <style:tab-stops/>
      </style:paragraph-properties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loext:graphic-properties draw:fill="none" draw:fill-color="#729fcf"/>
      <style:paragraph-properties fo:margin-left="0mm" fo:margin-right="0mm" fo:margin-top="4.41mm" fo:margin-bottom="4.41mm" loext:contextual-spacing="false" fo:line-height="100%" fo:text-align="center" style:justify-single-word="false" fo:text-indent="0mm" style:auto-text-indent="false" style:page-number="auto" fo:background-color="transparent" style:writing-mode="page">
        <style:tab-stops/>
      </style:paragraph-properties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loext:graphic-properties draw:fill="none" draw:fill-color="#729fcf"/>
      <style:paragraph-properties fo:margin-left="0mm" fo:margin-right="0mm" fo:margin-top="4.39mm" fo:margin-bottom="4.39mm" loext:contextual-spacing="false" fo:line-height="100%" fo:text-indent="0mm" style:auto-text-indent="false" fo:background-color="transparent" style:writing-mode="page">
        <style:tab-stops/>
      </style:paragraph-properties>
      <style:text-properties fo:font-size="10.5pt" fo:font-style="normal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mm" fo:margin-right="0mm" fo:margin-top="0mm" fo:margin-bottom="0mm" loext:contextual-spacing="true" fo:line-height="3.7mm" fo:text-align="justify" style:justify-single-word="false" fo:text-indent="7mm" style:auto-text-indent="false" style:writing-mode="page"/>
      <style:text-properties fo:font-size="10pt" fo:letter-spacing="-0.04mm" style:font-size-asian="10.5pt" style:text-scale="96%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margin-top="0mm" fo:margin-bottom="2.75mm" loext:contextual-spacing="false"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mm" fo:margin-right="0mm" fo:margin-top="2.12mm" fo:margin-bottom="4.23mm" loext:contextual-spacing="false" fo:line-height="3.88mm" fo:text-align="center" style:justify-single-word="false" fo:text-indent="0mm" style:auto-text-indent="false" style:punctuation-wrap="simple" style:vertical-align="baseline"/>
      <style:text-properties fo:font-size="10pt" fo:font-style="italic" fo:font-weight="bold" style:font-size-asian="10pt" style:font-style-asian="italic" style:font-weight-asian="bold" style:font-size-complex="9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mm" fo:margin-right="0mm" fo:margin-top="4.23mm" fo:margin-bottom="2.12mm" loext:contextual-spacing="false" fo:text-align="center" style:justify-single-word="false" fo:keep-together="always" fo:orphans="0" fo:widows="0" fo:text-indent="0mm" style:auto-text-indent="false" fo:keep-with-next="always" style:text-autospace="none" style:punctuation-wrap="simple" style:vertical-align="baseline"/>
      <style:text-properties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0mm" fo:margin-right="0mm" fo:margin-top="2.12mm" fo:margin-bottom="2.12mm" loext:contextual-spacing="false" fo:text-align="center" style:justify-single-word="false" fo:orphans="0" fo:widows="0" fo:text-indent="0mm" style:auto-text-indent="false" fo:keep-with-next="always" style:text-autospace="none" style:punctuation-wrap="simple" style:vertical-align="baseline"/>
      <style:text-properties fo:font-style="italic" fo:font-weight="bold" style:font-style-asian="italic" style:font-weight-asian="bold" style:font-size-complex="8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mm" fo:margin-bottom="3.53mm" loext:contextual-spacing="false" fo:line-height="7.06mm" fo:text-align="center" style:justify-single-word="false" fo:orphans="0" fo:widows="0" fo:keep-with-next="always" style:text-autospace="none" style:punctuation-wrap="simple" style:vertical-align="baseline"/>
      <style:text-properties fo:font-size="14pt" style:font-size-asian="14pt" style:font-size-complex="14pt"/>
    </style:style>
    <style:style style:name="Contents_20_1" style:display-name="Contents 1" style:family="paragraph" style:next-style-name="Standard" style:class="index" style:master-page-name="">
      <loext:graphic-properties draw:fill-image-width="0mm" draw:fill-image-height="0mm"/>
      <style:paragraph-properties fo:margin-left="0mm" fo:margin-right="0mm" fo:margin-top="2.75mm" fo:margin-bottom="2.75mm" loext:contextual-spacing="false" fo:line-height="100%" fo:text-align="center" style:justify-single-word="false" fo:orphans="2" fo:widows="2" fo:text-indent="0mm" style:auto-text-indent="false" style:page-number="auto" style:shadow="none" style:text-autospace="none" style:punctuation-wrap="simple" style:vertical-align="baseline" style:writing-mode="page">
        <style:tab-stops>
          <style:tab-stop style:position="95mm" style:type="right" style:leader-style="dotted" style:leader-text="."/>
        </style:tab-stops>
      </style:paragraph-properties>
      <style:text-properties fo:text-transform="uppercase" style:use-window-font-color="true" style:font-name="IPH Lib Serif4" fo:font-family="'IPH Lib Serif'" style:font-family-generic="roman" style:font-pitch="variable" fo:font-size="9pt" fo:language="ru" fo:country="RU" fo:font-weight="bold" style:font-name-asian="IPH Lib Serif4" style:font-family-asian="'IPH Lib Serif'" style:font-family-generic-asian="roman" style:font-pitch-asian="variable" style:font-size-asian="10pt" style:font-weight-asian="bold" style:font-name-complex="IPH Lib Serif4" style:font-family-complex="'IPH Lib Serif'" style:font-family-generic-complex="roman" style:font-pitch-complex="variable" style:font-size-complex="10pt" style:language-complex="ar" style:country-complex="SA"/>
    </style:style>
    <style:style style:name="Contents_20_2" style:display-name="Contents 2" style:family="paragraph" style:next-style-name="Standard" style:class="index" style:master-page-name="">
      <style:paragraph-properties fo:margin-left="0mm" fo:margin-right="0mm" fo:margin-top="0mm" fo:margin-bottom="1.99mm" loext:contextual-spacing="false" fo:line-height="100%" fo:text-align="start" style:justify-single-word="false" fo:orphans="2" fo:widows="2" fo:text-indent="0mm" style:auto-text-indent="false" style:page-number="auto" style:text-autospace="none" style:punctuation-wrap="simple" style:vertical-align="baseline" style:writing-mode="lr-tb">
        <style:tab-stops>
          <style:tab-stop style:position="95mm" style:type="right" style:leader-style="dotted" style:leader-text="."/>
          <style:tab-stop style:position="120mm" style:type="right" style:leader-style="dotted" style:leader-text="."/>
        </style:tab-stops>
      </style:paragraph-properties>
      <style:text-properties style:use-window-font-color="true" style:font-name="IPH Lib Serif4" fo:font-family="'IPH Lib Serif'" style:font-family-generic="roman" style:font-pitch="variable" fo:font-size="9pt" fo:language="ru" fo:country="RU" fo:font-weight="normal" style:font-name-asian="IPH Lib Serif4" style:font-family-asian="'IPH Lib Serif'" style:font-family-generic-asian="roman" style:font-pitch-asian="variable" style:font-size-asian="10pt" style:font-name-complex="IPH Lib Serif4" style:font-family-complex="'IPH Lib Serif'" style:font-family-generic-complex="roman" style:font-pitch-complex="variable" style:font-size-complex="10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4mm" fo:margin-right="0mm" fo:line-height="100%" fo:orphans="0" fo:widows="0" fo:text-indent="0mm" style:auto-text-indent="false" style:text-autospace="none" style:punctuation-wrap="simple" style:vertical-align="baseline" style:writing-mode="page">
        <style:tab-stops/>
      </style:paragraph-properties>
      <style:text-properties fo:font-size="9pt" style:font-size-asian="8pt" style:font-size-complex="8pt"/>
    </style:style>
    <style:style style:name="Endnote" style:family="paragraph" style:parent-style-name="Standard" style:class="extra">
      <style:paragraph-properties fo:margin-left="0mm" fo:margin-right="0mm" fo:line-height="100%" fo:text-align="start" style:justify-single-word="false" fo:hyphenation-ladder-count="no-limit" fo:text-indent="0mm" style:auto-text-indent="false"/>
      <style:text-properties fo:font-size="10pt" style:font-size-asian="10pt" style:language-asian="zh" style:country-asian="CN"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10.58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4" fo:font-family="'IPH Lib Serif'" style:font-family-generic="roman" style:font-pitch="variable" fo:font-size="10pt" style:font-size-asian="10pt" style:font-name-complex="IPH Lib Serif4" style:font-family-complex="'IPH Lib Serif'" style:font-family-generic-complex="roman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14.11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4" fo:font-family="'IPH Lib Serif'" style:font-family-generic="roman" style:font-pitch="variable" fo:font-size="10pt" style:font-size-asian="10pt" style:font-name-complex="IPH Lib Serif4" style:font-family-complex="'IPH Lib Serif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17.64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4" fo:font-family="'IPH Lib Serif'" style:font-family-generic="roman" style:font-pitch="variable" fo:font-size="10pt" style:font-size-asian="10pt" style:font-name-complex="IPH Lib Serif4" style:font-family-complex="'IPH Lib Serif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1.17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4" fo:font-family="'IPH Lib Serif'" style:font-family-generic="roman" style:font-pitch="variable" fo:font-size="10pt" style:font-size-asian="10pt" style:font-name-complex="IPH Lib Serif4" style:font-family-complex="'IPH Lib Serif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4.69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4" fo:font-family="'IPH Lib Serif'" style:font-family-generic="roman" style:font-pitch="variable" fo:font-size="10pt" style:font-size-asian="10pt" style:font-name-complex="IPH Lib Serif4" style:font-family-complex="'IPH Lib Serif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28.22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4" fo:font-family="'IPH Lib Serif'" style:font-family-generic="roman" style:font-pitch="variable" fo:font-size="10pt" style:font-size-asian="10pt" style:font-name-complex="IPH Lib Serif4" style:font-family-complex="'IPH Lib Serif'" style:font-family-generic-complex="roman" style:font-pitch-complex="variable"/>
    </style:style>
    <style:style style:name="Text_20_body_20_indent" style:display-name="Text body indent" style:family="paragraph" style:parent-style-name="Standard" style:class="text">
      <style:paragraph-properties fo:line-height="200%" fo:orphans="0" fo:widows="0"/>
      <style:text-properties style:font-name-asian="Calibri1" style:font-family-asian="Calibri, 'Trebuchet MS'" style:font-family-generic-asian="swiss" style:font-pitch-asian="variable"/>
    </style:style>
    <style:style style:name="Text" style:family="paragraph" style:parent-style-name="Standard" style:class="extra">
      <style:paragraph-properties fo:margin-left="0mm" fo:margin-right="0mm" fo:line-height="100%" fo:text-align="start" style:justify-single-word="false" fo:text-indent="0mm" style:auto-text-indent="false"/>
      <style:text-properties style:font-name="Courier New" fo:font-family="'Courier New'" style:font-family-generic="modern" fo:font-size="10pt" style:font-name-asian="Calibri1" style:font-family-asian="Calibri, 'Trebuchet MS'" style:font-family-generic-asian="swiss" style:font-pitch-asian="variable" style:font-size-asian="10pt" style:font-name-complex="Courier New" style:font-family-complex="'Courier New'" style:font-family-generic-complex="moder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Ключевые_20_слова" style:display-name="Ключевые слова" style:family="paragraph" style:parent-style-name="Standard" style:master-page-name="">
      <style:paragraph-properties fo:margin-left="0mm" fo:margin-right="0mm" fo:margin-top="1.01mm" fo:margin-bottom="7mm" loext:contextual-spacing="false" fo:line-height="3.88mm" fo:text-align="justify" style:justify-single-word="false" fo:text-indent="0mm" style:auto-text-indent="false" style:page-number="auto" style:shadow="none" style:writing-mode="page"/>
      <style:text-properties fo:font-size="10pt" fo:letter-spacing="-0.04mm" style:font-size-asian="10.5pt"/>
    </style:style>
    <style:style style:name="Цитирование" style:family="paragraph" style:parent-style-name="Text_20_body">
      <style:paragraph-properties fo:margin-left="7mm" fo:margin-right="7mm" fo:margin-top="2.12mm" fo:margin-bottom="2.12mm" loext:contextual-spacing="false" fo:line-height="3.88mm" fo:text-indent="0mm" style:auto-text-indent="false" style:writing-mode="page"/>
      <style:text-properties fo:font-size="10pt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Аннотация" style:family="paragraph" style:parent-style-name="Standard">
      <style:paragraph-properties fo:line-height="3.88mm" fo:text-align="justify" style:justify-single-word="false" style:writing-mode="page"/>
      <style:text-properties fo:font-size="10pt" style:font-size-asian="10.5pt"/>
    </style:style>
    <style:style style:name="Subtitle" style:family="paragraph" style:parent-style-name="Standard" style:next-style-name="Standard" style:list-style-name="" style:class="chapter">
      <style:paragraph-properties fo:margin-left="0mm" fo:margin-right="0mm" fo:margin-top="0mm" fo:margin-bottom="2.82mm" loext:contextual-spacing="false" fo:text-indent="7mm" style:auto-text-indent="false"/>
      <style:text-properties fo:color="#5a5a5a" style:font-name="Calibri" fo:font-family="Calibri, Carlito" style:font-family-generic="swiss" style:font-pitch="variable" fo:font-size="11pt" fo:letter-spacing="0.26mm" style:font-name-asian="Calibri" style:font-family-asian="Calibri, Carlito" style:font-family-generic-asian="swiss" style:font-pitch-asian="variable" style:font-size-asian="11pt" style:font-name-complex="Calibri" style:font-family-complex="Calibri, Carlito" style:font-family-generic-complex="swiss" style:font-pitch-complex="variable" style:font-size-complex="11pt"/>
    </style:style>
    <style:style style:name="Contents_20_1_20__28_user_29_" style:display-name="Contents 1 (user)" style:family="paragraph" style:parent-style-name="Standard" style:next-style-name="Standard">
      <style:paragraph-properties fo:margin-left="12.7mm" fo:margin-right="0mm" fo:text-indent="-7.6mm" style:auto-text-indent="false"/>
      <style:text-properties style:font-name="Liberation Sans" fo:font-family="'Liberation Sans'" style:font-family-generic="swiss" style:font-pitch="variable" fo:font-size="12pt" style:font-name-asian="Liberation Sans" style:font-family-asian="'Liberation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/>
    </style:style>
    <style:style style:name="Contents_20_2_20__28_user_29_" style:display-name="Contents 2 (user)" style:family="paragraph" style:parent-style-name="Standard" style:next-style-name="Standard">
      <style:paragraph-properties fo:margin-left="25.4mm" fo:margin-right="0mm" fo:text-indent="-7.6mm" style:auto-text-indent="false"/>
      <style:text-properties style:font-name="Liberation Sans" fo:font-family="'Liberation Sans'" style:font-family-generic="swiss" style:font-pitch="variable" fo:font-size="12pt" style:font-name-asian="Liberation Sans" style:font-family-asian="'Liberation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/>
    </style:style>
    <style:style style:name="Contents_20_3_20__28_user_29_" style:display-name="Contents 3 (user)" style:family="paragraph" style:parent-style-name="Standard" style:next-style-name="Standard">
      <style:paragraph-properties fo:margin-left="38.1mm" fo:margin-right="0mm" fo:text-indent="-7.6mm" style:auto-text-indent="false"/>
      <style:text-properties style:font-name="Liberation Sans" fo:font-family="'Liberation Sans'" style:font-family-generic="swiss" style:font-pitch="variable" fo:font-size="12pt" style:font-name-asian="Liberation Sans" style:font-family-asian="'Liberation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/>
    </style:style>
    <style:style style:name="Contents_20_4_20__28_user_29_" style:display-name="Contents 4 (user)" style:family="paragraph" style:parent-style-name="Standard" style:next-style-name="Standard">
      <style:paragraph-properties fo:margin-left="50.8mm" fo:margin-right="0mm" fo:text-indent="-7.6mm" style:auto-text-indent="false"/>
      <style:text-properties style:font-name="Liberation Sans" fo:font-family="'Liberation Sans'" style:font-family-generic="swiss" style:font-pitch="variable" fo:font-size="12pt" style:font-name-asian="Liberation Sans" style:font-family-asian="'Liberation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/>
    </style:style>
    <style:style style:name="Заголовок_20_1_20_введение" style:display-name="Заголовок 1 введение" style:family="paragraph" style:parent-style-name="Heading_20_1" style:next-style-name="Text_20_body" style:default-outline-level="" style:list-style-name="">
      <style:paragraph-properties fo:margin-left="0mm" fo:margin-right="0mm" fo:margin-top="0mm" fo:margin-bottom="4.39mm" loext:contextual-spacing="false" fo:text-indent="0mm" style:auto-text-indent="false"/>
      <style:text-properties fo:font-variant="normal" fo:text-transform="none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повернутый_20_верхний_20_колонтитул" style:display-name="повернутый верхний колонтитул" style:family="paragraph" style:parent-style-name="Header">
      <style:text-properties style:text-rotation-angle="270" style:text-rotation-scale="line-height"/>
    </style:style>
    <style:style style:name="повернутый_20_нижний_20_колонтитул" style:display-name="повернутый нижний колонтитул" style:family="paragraph" style:parent-style-name="Footer">
      <style:paragraph-properties fo:text-align="start" style:justify-single-word="false"/>
      <style:text-properties fo:font-size="10pt" style:font-size-asian="10pt" style:font-size-complex="10pt" style:text-rotation-angle="270" style:text-rotation-scale="line-height"/>
    </style:style>
    <style:style style:name="Footnote_20_Symbol" style:display-name="Footnote Symbol" style:family="text">
      <style:text-properties style:text-position="super 70%" style:font-name="IPH Lib Serif5" fo:font-family="'IPH Lib Serif'" style:font-style-name="Обычный" style:font-family-generic="roman" style:font-pitch="variable" fo:font-size="9pt" style:font-size-asian="10.5pt" loext:shadow="none"/>
    </style:style>
    <style:style style:name="Footnote_20_anchor" style:display-name="Footnote anchor" style:family="text">
      <style:text-properties style:text-position="super 7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mphasis" style:family="text">
      <style:text-properties style:font-name="IPH Lib Serif4" fo:font-family="'IPH Lib Serif'" style:font-family-generic="roman" style:font-pitch="variable" fo:font-style="italic" style:font-style-asian="italic" style:font-name-complex="IPH Lib Serif4" style:font-family-complex="'IPH Lib Serif'" style:font-family-generic-complex="roman" style:font-pitch-complex="variable"/>
    </style:style>
    <style:style style:name="Internet_20_link" style:display-name="Internet link" style:family="text">
      <style:text-properties style:use-window-font-color="true" style:font-name="IPH Lib Serif4" fo:font-family="'IPH Lib Serif'" style:font-family-generic="roman" style:font-pitch="variable" style:text-underline-style="none" style:font-name-complex="IPH Lib Serif4" style:font-family-complex="'IPH Lib Serif'" style:font-family-generic-complex="roman" style:font-pitch-complex="variable"/>
    </style:style>
    <style:style style:name="Visited_20_Internet_20_Link" style:display-name="Visited Internet Link" style:family="text">
      <style:text-properties style:use-window-font-color="true" style:text-underline-style="none"/>
    </style:style>
    <style:style style:name="Strong_20_Emphasis" style:display-name="Strong Emphasis" style:family="text">
      <style:text-properties fo:font-weight="bold" style:font-size-asian="10.5pt" style:font-weight-asian="bold" style:font-name-complex="IPH Lib Serif4" style:font-family-complex="'IPH Lib Serif'" style:font-family-generic-complex="roman" style:font-pitch-complex="variable" style:font-weight-complex="bold"/>
    </style:style>
    <style:style style:name="Numbering_20_Symbols" style:display-name="Numbering Symbols" style:family="text"/>
    <style:style style:name="Page_20_Number" style:display-name="Page Number" style:family="text">
      <style:text-properties fo:color="#000000" style:font-name="IPH Lib Serif4" fo:font-family="'IPH Lib Serif'" style:font-family-generic="roman" style:font-pitch="variable" fo:font-size="10pt" fo:language="ru" fo:country="RU" style:font-size-asian="10pt" style:font-name-complex="IPH Lib Serif4" style:font-family-complex="'IPH Lib Serif'" style:font-family-generic-complex="roman" style:font-pitch-complex="variable" style:font-size-complex="10pt"/>
    </style:style>
    <style:style style:name="Index_20_Link" style:display-name="Index Link" style:family="text"/>
    <style:style style:name="Default_20_Paragraph_20_Font" style:display-name="Default Paragraph Font" style:family="text"/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10mm"/>
        </style:list-level-properties>
      </text:list-level-style-number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space" fo:text-indent="14.99mm"/>
        </style:list-level-properties>
        <style:text-properties fo:font-family="OpenSymbol" style:font-style-name="Regular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List_20_2" style:display-name="List 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space" fo:text-indent="4mm" fo:margin-left="3mm"/>
        </style:list-level-properties>
      </text:list-level-style-number>
      <text:list-level-style-bullet text:level="2" text:style-name="Numbering_20_Symbols" style:num-suffix=")" text:bullet-char="–">
        <style:list-level-properties text:list-level-position-and-space-mode="label-alignment">
          <style:list-level-label-alignment text:label-followed-by="space" fo:text-indent="14.01mm"/>
        </style:list-level-properties>
        <style:text-properties style:font-name="OpenSymbol"/>
      </text:list-level-style-bullet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9mm" fo:text-indent="-1.99mm" fo:margin-left="9m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1.99mm" fo:text-indent="-4.99mm" fo:margin-left="11.99m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4.99mm" fo:text-indent="-7.99mm" fo:margin-left="14.99m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7.99mm" fo:text-indent="-10.99mm" fo:margin-left="17.99m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1.01mm" fo:text-indent="-14.01mm" fo:margin-left="21.01m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4.01mm" fo:text-indent="-17mm" fo:margin-left="24.01m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7.01mm" fo:text-indent="-20mm" fo:margin-left="27.01m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0mm" fo:text-indent="-23mm" fo:margin-left="30m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pt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page-layout style:name="Mpm1">
      <style:page-layout-properties fo:page-width="148.01mm" fo:page-height="255.01mm" style:num-format="1" style:print-orientation="portrait" fo:margin-top="11.99mm" fo:margin-bottom="17.99mm" fo:margin-left="19mm" fo:margin-right="19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8.01mm" fo:page-height="297mm" style:num-format="1" style:print-orientation="portrait" fo:margin-top="20mm" fo:margin-bottom="20mm" fo:margin-left="19mm" fo:margin-right="1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48.01mm" fo:page-height="210.01mm" style:num-format="1" style:print-orientation="portrait" fo:margin-top="20mm" fo:margin-bottom="20mm" fo:margin-left="19mm" fo:margin-right="1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0%" style:color="#000000"/>
      </style:page-layout-properties>
      <style:header-style/>
      <style:footer-style>
        <style:header-footer-properties fo:min-height="4.5mm" fo:margin-left="0mm" fo:margin-right="0mm" fo:margin-top="3.49mm" fo:background-color="transparent" style:dynamic-spacing="false" draw:fill="none" draw:fill-color="#729fcf"/>
      </style:footer-style>
    </style:page-layout>
    <style:page-layout style:name="Mpm4" style:page-usage="right">
      <style:page-layout-properties fo:page-width="148.01mm" fo:page-height="210.01mm" style:num-format="1" style:print-orientation="portrait" fo:margin-top="20mm" fo:margin-bottom="20mm" fo:margin-left="19mm" fo:margin-right="1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2%" style:color="#000000"/>
      </style:page-layout-properties>
      <style:header-style/>
      <style:footer-style>
        <style:header-footer-properties fo:min-height="4.5mm" fo:margin-left="0mm" fo:margin-right="0mm" fo:margin-top="3.49mm" fo:background-color="transparent" style:dynamic-spacing="false" draw:fill="none" draw:fill-color="#729fcf"/>
      </style:footer-style>
    </style:page-layout>
    <style:page-layout style:name="Mpm5">
      <style:page-layout-properties fo:page-width="148.01mm" fo:page-height="210.01mm" style:num-format="1" style:print-orientation="portrait" fo:margin-top="17.99mm" fo:margin-bottom="20mm" fo:margin-left="19mm" fo:margin-right="1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8.01mm" fo:page-height="210.01mm" style:num-format="1" style:print-orientation="portrait" fo:margin-top="20mm" fo:margin-bottom="20mm" fo:margin-left="19mm" fo:margin-right="1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48.01mm" fo:page-height="210.01mm" style:num-format="1" style:print-orientation="portrait" fo:margin-top="20mm" fo:margin-bottom="20mm" fo:margin-left="19mm" fo:margin-right="19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48.01mm" fo:page-height="255.01mm" style:num-format="1" style:print-orientation="portrait" fo:margin-top="20mm" fo:margin-bottom="20mm" fo:margin-left="19mm" fo:margin-right="1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48.01mm" fo:page-height="255.01mm" style:num-format="1" style:print-orientation="portrait" fo:margin-top="20mm" fo:margin-bottom="20mm" fo:margin-left="19mm" fo:margin-right="1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148.01mm" fo:page-height="210.01mm" style:num-format="1" style:print-orientation="portrait" fo:margin-top="20mm" fo:margin-bottom="20mm" fo:margin-left="19mm" fo:margin-right="1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2%" style:color="#000000"/>
      </style:page-layout-properties>
      <style:header-style/>
      <style:footer-style>
        <style:header-footer-properties fo:min-height="4.5mm" fo:margin-left="0mm" fo:margin-right="0mm" fo:margin-top="3.49mm" fo:background-color="transparent" style:dynamic-spacing="false" draw:fill="none" draw:fill-color="#729fcf"/>
      </style:footer-style>
    </style:page-layout>
    <style:page-layout style:name="Mpm11">
      <style:page-layout-properties fo:page-width="229.01mm" fo:page-height="148.01mm" style:num-format="1" style:print-orientation="landscape" fo:margin-top="19mm" fo:margin-bottom="19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148.01mm" fo:page-height="255.01mm" style:num-format="1" style:print-orientation="portrait" fo:margin-top="10mm" fo:margin-bottom="10mm" fo:margin-left="19mm" fo:margin-right="1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255.01mm" fo:page-height="148.01mm" style:num-format="1" style:print-orientation="landscape" fo:margin-top="19mm" fo:margin-bottom="19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Left_20_Page" style:display-name="Left Page" style:page-layout-name="Mpm3" style:next-style-name="Right_20_Page">
      <style:footer>
        <text:p text:style-name="MP1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footer>
        <text:p text:style-name="MP2"><text:page-number text:select-page="current">0</text:page-number></text:p>
      </style:footer>
    </style:master-page>
    <style:master-page style:name="First_20_Page" style:display-name="First Page" style:page-layout-name="Mpm5" style:next-style-name="Форзац"/>
    <style:master-page style:name="Форзац" style:page-layout-name="Mpm6" style:next-style-name="Содержание"/>
    <style:master-page style:name="Содержание" style:page-layout-name="Mpm6"/>
    <style:master-page style:name="Задний_20_форзац" style:display-name="Задний форзац" style:page-layout-name="Mpm7"/>
    <style:master-page style:name="Footnote" style:page-layout-name="Mpm8"/>
    <style:master-page style:name="Index" style:page-layout-name="Mpm9"/>
    <style:master-page style:name="Страница_20_издания" style:display-name="Страница издания" style:page-layout-name="Mpm10">
      <style:footer>
        <text:p text:style-name="MP2"><text:page-number text:select-page="current">7</text:page-number></text:p>
      </style:footer>
      <style:footer-left>
        <text:p text:style-name="MP3"><text:page-number text:select-page="current">0</text:page-number></text:p>
      </style:footer-left>
    </style:master-page>
    <style:master-page style:name="Envelope" style:page-layout-name="Mpm11"/>
    <style:master-page style:name="HTML" style:page-layout-name="Mpm12"/>
    <style:master-page style:name="Landscape" style:page-layout-name="Mpm1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5:01:56.659262097</meta:creation-date>
    <meta:generator>LibreOffice/6.1.6.3$Linux_X86_64 LibreOffice_project/5896ab1714085361c45cf540f76f60673dd96a72</meta:generator>
    <meta:editing-duration>PT10H22M34S</meta:editing-duration>
    <meta:editing-cycles>70</meta:editing-cycles>
    <dc:date>2019-06-09T22:45:20.284136994</dc:date>
    <meta:document-statistic meta:table-count="2" meta:image-count="0" meta:object-count="0" meta:page-count="8" meta:paragraph-count="158" meta:word-count="1189" meta:character-count="7696" meta:non-whitespace-character-count="6660"/>
  </office:meta>
</office:document-meta>
</file>